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0909in"/>
    </style:style>
    <style:style style:name="co3" style:family="table-column">
      <style:table-column-properties fo:break-before="auto" style:column-width="0.2736in"/>
    </style:style>
    <style:style style:name="co4" style:family="table-column">
      <style:table-column-properties fo:break-before="auto" style:column-width="0.7472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772in"/>
    </style:style>
    <style:style style:name="co8" style:family="table-column">
      <style:table-column-properties fo:break-before="auto" style:column-width="2.3457in"/>
    </style:style>
    <style:style style:name="co9" style:family="table-column">
      <style:table-column-properties fo:break-before="auto" style:column-width="0.561in"/>
    </style:style>
    <style:style style:name="co10" style:family="table-column">
      <style:table-column-properties fo:break-before="auto" style:column-width="4.5484in"/>
    </style:style>
    <style:style style:name="co11" style:family="table-column">
      <style:table-column-properties fo:break-before="auto" style:column-width="1.192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一 ⺂</text:p>
          </table:table-cell>
          <table:table-cell office:value-type="float" office:value="1">
            <text:p>1</text:p>
          </table:table-cell>
          <table:table-cell office:value-type="string">
            <text:p>yi</text:p>
          </table:table-cell>
          <table:table-cell office:value-type="string">
            <text:p>yī</text:p>
          </table:table-cell>
          <table:table-cell office:value-type="string">
            <text:p>one</text:p>
          </table:table-cell>
          <table:table-cell/>
          <table:table-cell office:value-type="string">
            <text:p>Yi.ana (zero:start)</text:p>
          </table:table-cell>
          <table:table-cell office:value-type="string">
            <text:p>𓍶 𓈖</text:p>
          </table:table-cell>
          <table:table-cell office:value-type="string">
            <text:p>七三丈不丘世</text:p>
          </table:table-cell>
          <table:table-cell office:value-type="string">
            <text:p>nhấ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丨</text:p>
          </table:table-cell>
          <table:table-cell office:value-type="float" office:value="1">
            <text:p>1</text:p>
          </table:table-cell>
          <table:table-cell office:value-type="string">
            <text:p>gun shu</text:p>
          </table:table-cell>
          <table:table-cell office:value-type="string">
            <text:p>gǔn / shu4</text:p>
          </table:table-cell>
          <table:table-cell office:value-type="string">
            <text:p>line</text:p>
          </table:table-cell>
          <table:table-cell office:value-type="string">
            <text:p>guone 1</text:p>
          </table:table-cell>
          <table:table-cell office:value-type="string">
            <text:p>Ashur / GEN one</text:p>
          </table:table-cell>
          <table:table-cell office:value-type="string">
            <text:p>𓆄 1</text:p>
          </table:table-cell>
          <table:table-cell office:value-type="string">
            <text:p>中</text:p>
          </table:table-cell>
          <table:table-cell office:value-type="string">
            <text:p>cổ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丶</text:p>
          </table:table-cell>
          <table:table-cell office:value-type="float" office:value="1">
            <text:p>1</text:p>
          </table:table-cell>
          <table:table-cell office:value-type="string">
            <text:p>zuh dian</text:p>
          </table:table-cell>
          <table:table-cell office:value-type="string">
            <text:p>zhǔ / dian4</text:p>
          </table:table-cell>
          <table:table-cell office:value-type="string">
            <text:p>dot</text:p>
          </table:table-cell>
          <table:table-cell office:value-type="string">
            <text:p>AN*</text:p>
          </table:table-cell>
          <table:table-cell office:value-type="string">
            <text:p>dingir <text:s/>mi冖+an丶= 宀 mian </text:p>
          </table:table-cell>
          <table:table-cell office:value-type="string">
            <text:p>𓆄 𒀭</text:p>
          </table:table-cell>
          <table:table-cell office:value-type="string">
            <text:p>丸, 主</text:p>
          </table:table-cell>
          <table:table-cell office:value-type="string">
            <text:p>chủ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丿</text:p>
          </table:table-cell>
          <table:table-cell office:value-type="float" office:value="1">
            <text:p>1</text:p>
          </table:table-cell>
          <table:table-cell office:value-type="string">
            <text:p>pie</text:p>
          </table:table-cell>
          <table:table-cell office:value-type="string">
            <text:p>piě</text:p>
          </table:table-cell>
          <table:table-cell office:value-type="string">
            <text:p>slash / line</text:p>
          </table:table-cell>
          <table:table-cell/>
          <table:table-cell office:value-type="string">
            <text:p>pied=fuß</text:p>
          </table:table-cell>
          <table:table-cell office:value-type="string">
            <text:p>𓃀</text:p>
          </table:table-cell>
          <table:table-cell office:value-type="string">
            <text:p>久jiǔ long time,之zhī-&gt;&lt;-,乎¬</text:p>
          </table:table-cell>
          <table:table-cell office:value-type="string">
            <text:p>phiệ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乙 (⺄, 乚 ⺃)</text:p>
          </table:table-cell>
          <table:table-cell office:value-type="float" office:value="1">
            <text:p>1</text:p>
          </table:table-cell>
          <table:table-cell office:value-type="string">
            <text:p>yi</text:p>
          </table:table-cell>
          <table:table-cell office:value-type="string">
            <text:p>yǐ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string">
            <text:p>2nd leg <text:s/>2nd十干</text:p>
          </table:table-cell>
          <table:table-cell office:value-type="string">
            <text:p>𓃀</text:p>
          </table:table-cell>
          <table:table-cell office:value-type="string">
            <text:p>匕 ,九,也, 飞 fei</text:p>
          </table:table-cell>
          <table:table-cell office:value-type="string">
            <text:p>ấ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亅</text:p>
          </table:table-cell>
          <table:table-cell office:value-type="float" office:value="1">
            <text:p>1</text:p>
          </table:table-cell>
          <table:table-cell office:value-type="string">
            <text:p>jue</text:p>
          </table:table-cell>
          <table:table-cell office:value-type="string">
            <text:p>jué</text:p>
          </table:table-cell>
          <table:table-cell office:value-type="string">
            <text:p>hook</text:p>
          </table:table-cell>
          <table:table-cell/>
          <table:table-cell office:value-type="string">
            <text:p>~ yi yue月</text:p>
          </table:table-cell>
          <table:table-cell office:value-type="string">
            <text:p>𓇹</text:p>
          </table:table-cell>
          <table:table-cell office:value-type="string">
            <text:p>了liǎo (luna?) 𓇹 ,子 zi son 𓇳 ,事</text:p>
          </table:table-cell>
          <table:table-cell office:value-type="string">
            <text:p>quyết</text:p>
          </table:table-cell>
        </table:table-row>
        <table:table-row table:style-name="ro1">
          <table:table-cell/>
          <table:table-cell office:value-type="string">
            <text:p>⺀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丁</text:p>
          </table:table-cell>
          <table:table-cell/>
          <table:table-cell office:value-type="string">
            <text:p>Ding / ting</text:p>
          </table:table-cell>
          <table:table-cell office:value-type="string">
            <text:p>Dīng/ting</text:p>
          </table:table-cell>
          <table:table-cell table:number-columns-repeated="2"/>
          <table:table-cell office:value-type="string">
            <text:p>thing</text:p>
          </table:table-cell>
          <table:table-cell/>
          <table:table-cell office:value-type="string">
            <text:p>予 yú <text:s/>余 yú</text:p>
          </table:table-cell>
          <table:table-cell/>
        </table:table-row>
        <table:table-row table:style-name="ro1">
          <table:table-cell/>
          <table:table-cell office:value-type="string">
            <text:p>了</text:p>
          </table:table-cell>
          <table:table-cell office:value-type="float" office:value="2">
            <text:p>2</text:p>
          </table:table-cell>
          <table:table-cell office:value-type="string">
            <text:p>le liao</text:p>
          </table:table-cell>
          <table:table-cell office:value-type="string">
            <text:p>le / liǎo</text:p>
          </table:table-cell>
          <table:table-cell office:value-type="string">
            <text:p>later / end</text:p>
          </table:table-cell>
          <table:table-cell/>
          <table:table-cell office:value-type="string">
            <text:p>lu</text:p>
          </table:table-cell>
          <table:table-cell office:value-type="string">
            <text:p>𓍢</text:p>
          </table:table-cell>
          <table:table-cell office:value-type="string">
            <text:p>子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厂 ⺁ ⺄</text:p>
          </table:table-cell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string">
            <text:p>chǎng</text:p>
          </table:table-cell>
          <table:table-cell office:value-type="string">
            <text:p>generate</text:p>
          </table:table-cell>
          <table:table-cell/>
          <table:table-cell office:value-type="string">
            <text:p>产chǎn 艮 <text:s/>gen</text:p>
          </table:table-cell>
          <table:table-cell/>
          <table:table-cell office:value-type="string">
            <text:p><text:s/>广guang厚,原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二</text:p>
          </table:table-cell>
          <table:table-cell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èr</text:p>
          </table:table-cell>
          <table:table-cell office:value-type="string">
            <text:p>two</text:p>
          </table:table-cell>
          <table:table-cell office:value-type="string">
            <text:p>kher 𓌟 ?</text:p>
          </table:table-cell>
          <table:table-cell office:value-type="string">
            <text:p>ear.thmwu.ter</text:p>
          </table:table-cell>
          <table:table-cell office:value-type="string">
            <text:p>𓌢</text:p>
          </table:table-cell>
          <table:table-cell office:value-type="string">
            <text:p>五,井,些,亞, 亏kuī=minus</text:p>
          </table:table-cell>
          <table:table-cell office:value-type="string">
            <text:p>nhị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亠</text:p>
          </table:table-cell>
          <table:table-cell office:value-type="float" office:value="2">
            <text:p>2</text:p>
          </table:table-cell>
          <table:table-cell office:value-type="string">
            <text:p>tou</text:p>
          </table:table-cell>
          <table:table-cell office:value-type="string">
            <text:p>tóu</text:p>
          </table:table-cell>
          <table:table-cell office:value-type="string">
            <text:p>lid</text:p>
          </table:table-cell>
          <table:table-cell office:value-type="string">
            <text:p>T</text:p>
          </table:table-cell>
          <table:table-cell office:value-type="string">
            <text:p>top Topf</text:p>
          </table:table-cell>
          <table:table-cell office:value-type="string">
            <text:p>𓏏</text:p>
          </table:table-cell>
          <table:table-cell office:value-type="string">
            <text:p>亡,交,京</text:p>
          </table:table-cell>
          <table:table-cell office:value-type="string">
            <text:p>đầu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人 (亻⺅,⺈𠆢)</text:p>
          </table:table-cell>
          <table:table-cell office:value-type="float" office:value="2">
            <text:p>2</text:p>
          </table:table-cell>
          <table:table-cell office:value-type="string">
            <text:p>ren</text:p>
          </table:table-cell>
          <table:table-cell office:value-type="string">
            <text:p>rén</text:p>
          </table:table-cell>
          <table:table-cell office:value-type="string">
            <text:p>man</text:p>
          </table:table-cell>
          <table:table-cell/>
          <table:table-cell office:value-type="string">
            <text:p>rennan</text:p>
          </table:table-cell>
          <table:table-cell office:value-type="string">
            <text:p>𓂻</text:p>
          </table:table-cell>
          <table:table-cell office:value-type="string">
            <text:p>仁,休,位,今, 从 cóng</text:p>
          </table:table-cell>
          <table:table-cell office:value-type="string">
            <text:p>nhân (đứng, nón)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儿</text:p>
          </table:table-cell>
          <table:table-cell office:value-type="float" office:value="2">
            <text:p>2</text:p>
          </table:table-cell>
          <table:table-cell office:value-type="string">
            <text:p>er ji</text:p>
          </table:table-cell>
          <table:table-cell office:value-type="string">
            <text:p>ér / ji3</text:p>
          </table:table-cell>
          <table:table-cell office:value-type="string">
            <text:p>son, legs</text:p>
          </table:table-cell>
          <table:table-cell office:value-type="string">
            <text:p>ir~ji3 = geh!</text:p>
          </table:table-cell>
          <table:table-cell office:value-type="string">
            <text:p>JI=J+I 丿丨=&gt; pied</text:p>
          </table:table-cell>
          <table:table-cell office:value-type="string">
            <text:p>𓂻</text:p>
          </table:table-cell>
          <table:table-cell office:value-type="string">
            <text:p>兄,元</text:p>
          </table:table-cell>
          <table:table-cell office:value-type="string">
            <text:p>nhi nhân đi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入</text:p>
          </table:table-cell>
          <table:table-cell office:value-type="float" office:value="2">
            <text:p>2</text:p>
          </table:table-cell>
          <table:table-cell office:value-type="string">
            <text:p>ru </text:p>
          </table:table-cell>
          <table:table-cell office:value-type="string">
            <text:p>rù</text:p>
          </table:table-cell>
          <table:table-cell office:value-type="string">
            <text:p>enter</text:p>
          </table:table-cell>
          <table:table-cell/>
          <table:table-cell office:value-type="string">
            <text:p>~rein? ~root?</text:p>
          </table:table-cell>
          <table:table-cell office:value-type="string">
            <text:p>𓂽</text:p>
          </table:table-cell>
          <table:table-cell office:value-type="string">
            <text:p>入,全,兩</text:p>
          </table:table-cell>
          <table:table-cell office:value-type="string">
            <text:p>nhập</text:p>
          </table:table-cell>
        </table:table-row>
        <table:table-row table:style-name="ro2">
          <table:table-cell/>
          <table:table-cell office:value-type="string">
            <text:p>久</text:p>
          </table:table-cell>
          <table:table-cell/>
          <table:table-cell office:value-type="string">
            <text:p>jiu</text:p>
          </table:table-cell>
          <table:table-cell office:value-type="string">
            <text:p>jiǔ </text:p>
          </table:table-cell>
          <table:table-cell office:value-type="string">
            <text:p>long time</text:p>
          </table:table-cell>
          <table:table-cell/>
          <table:table-cell office:value-type="string">
            <text:p>vs ji 几 how many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八 丷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string">
            <text:p>bā</text:p>
          </table:table-cell>
          <table:table-cell office:value-type="string">
            <text:p>eight</text:p>
          </table:table-cell>
          <table:table-cell/>
          <table:table-cell office:value-type="string">
            <text:p>bar = handle 8</text:p>
          </table:table-cell>
          <table:table-cell office:value-type="string">
            <text:p>B <text:s/>𒁀</text:p>
          </table:table-cell>
          <table:table-cell office:value-type="string">
            <text:p>公,六,共,兵</text:p>
          </table:table-cell>
          <table:table-cell office:value-type="string">
            <text:p>bát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冂 ⺆</text:p>
          </table:table-cell>
          <table:table-cell office:value-type="float" office:value="2">
            <text:p>2</text:p>
          </table:table-cell>
          <table:table-cell office:value-type="string">
            <text:p>jiong</text:p>
          </table:table-cell>
          <table:table-cell office:value-type="string">
            <text:p>jiōng</text:p>
          </table:table-cell>
          <table:table-cell office:value-type="string">
            <text:p>(down box)</text:p>
          </table:table-cell>
          <table:table-cell office:value-type="string">
            <text:p>vs/see 几jī</text:p>
          </table:table-cell>
          <table:table-cell office:value-type="string">
            <text:p>ji儿+one bay cover</text:p>
          </table:table-cell>
          <table:table-cell/>
          <table:table-cell office:value-type="string">
            <text:p>内,再 凡fán=pan 风feng=vent 网wang=fang 岡冈gang:hill</text:p>
          </table:table-cell>
          <table:table-cell office:value-type="string">
            <text:p>quynh khuynh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冖</text:p>
          </table:table-cell>
          <table:table-cell office:value-type="float" office:value="2">
            <text:p>2</text:p>
          </table:table-cell>
          <table:table-cell office:value-type="string">
            <text:p>mi</text:p>
          </table:table-cell>
          <table:table-cell office:value-type="string">
            <text:p>mì</text:p>
          </table:table-cell>
          <table:table-cell office:value-type="string">
            <text:p>cover</text:p>
          </table:table-cell>
          <table:table-cell/>
          <table:table-cell office:value-type="string">
            <text:p>mi冖+an丶= 宀 mian roof cover</text:p>
          </table:table-cell>
          <table:table-cell office:value-type="string">
            <text:p>𓈖</text:p>
          </table:table-cell>
          <table:table-cell office:value-type="string">
            <text:p>冗,冠</text:p>
          </table:table-cell>
          <table:table-cell office:value-type="string">
            <text:p>mịch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冫</text:p>
          </table:table-cell>
          <table:table-cell office:value-type="float" office:value="2">
            <text:p>2</text:p>
          </table:table-cell>
          <table:table-cell office:value-type="string">
            <text:p>bing</text:p>
          </table:table-cell>
          <table:table-cell office:value-type="string">
            <text:p>bīng</text:p>
          </table:table-cell>
          <table:table-cell office:value-type="string">
            <text:p>ice</text:p>
          </table:table-cell>
          <table:table-cell table:number-columns-repeated="3"/>
          <table:table-cell office:value-type="string">
            <text:p>冬,冶,冷,凍</text:p>
          </table:table-cell>
          <table:table-cell office:value-type="string">
            <text:p>băng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几</text:p>
          </table:table-cell>
          <table:table-cell office:value-type="float" office:value="2">
            <text:p>2</text:p>
          </table:table-cell>
          <table:table-cell office:value-type="string">
            <text:p>ji </text:p>
          </table:table-cell>
          <table:table-cell office:value-type="string">
            <text:p>jī</text:p>
          </table:table-cell>
          <table:table-cell office:value-type="string">
            <text:p>table</text:p>
          </table:table-cell>
          <table:table-cell office:value-type="string">
            <text:p>fan? see 儿</text:p>
          </table:table-cell>
          <table:table-cell office:value-type="string">
            <text:p>JI=儿J+I+YI 丿丨一</text:p>
          </table:table-cell>
          <table:table-cell/>
          <table:table-cell office:value-type="string">
            <text:p>凡fán=pan 风feng=vent 网wang=fang</text:p>
          </table:table-cell>
          <table:table-cell office:value-type="string">
            <text:p>kỷ</text:p>
          </table:table-cell>
        </table:table-row>
        <table:table-row table:style-name="ro2">
          <table:table-cell/>
          <table:table-cell office:value-type="string">
            <text:p>几 &lt;&gt;</text:p>
          </table:table-cell>
          <table:table-cell/>
          <table:table-cell office:value-type="string">
            <text:p>phang</text:p>
          </table:table-cell>
          <table:table-cell office:value-type="string">
            <text:p>phi~fāng 匚匹</text:p>
          </table:table-cell>
          <table:table-cell/>
          <table:table-cell office:value-type="string">
            <text:p>冂凵pan</text:p>
          </table:table-cell>
          <table:table-cell office:value-type="string">
            <text:p>匹 pǐ π 𒉺 风网</text:p>
          </table:table-cell>
          <table:table-cell office:value-type="string">
            <text:p>𓊪𓃀𓆑</text:p>
          </table:table-cell>
          <table:table-cell office:value-type="string">
            <text:p>风凤网</text:p>
          </table:table-cell>
          <table:table-cell/>
        </table:table-row>
        <table:table-row table:style-name="ro2">
          <table:table-cell/>
          <table:table-cell office:value-type="string">
            <text:p>𠘨 (风 風)</text:p>
          </table:table-cell>
          <table:table-cell/>
          <table:table-cell office:value-type="string">
            <text:p>feng !</text:p>
          </table:table-cell>
          <table:table-cell office:value-type="string">
            <text:p>fēng</text:p>
          </table:table-cell>
          <table:table-cell office:value-type="string">
            <text:p>wind</text:p>
          </table:table-cell>
          <table:table-cell office:value-type="string">
            <text:p>冂pan</text:p>
          </table:table-cell>
          <table:table-cell office:value-type="string">
            <text:p>vent 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凵</text:p>
          </table:table-cell>
          <table:table-cell office:value-type="float" office:value="2">
            <text:p>2</text:p>
          </table:table-cell>
          <table:table-cell office:value-type="string">
            <text:p>qu</text:p>
          </table:table-cell>
          <table:table-cell office:value-type="string">
            <text:p>qū / pan3</text:p>
          </table:table-cell>
          <table:table-cell office:value-type="string">
            <text:p>(open box)</text:p>
          </table:table-cell>
          <table:table-cell office:value-type="string">
            <text:p>s'quer</text:p>
          </table:table-cell>
          <table:table-cell office:value-type="string">
            <text:p>π phuin ~ quin 凵naqure</text:p>
          </table:table-cell>
          <table:table-cell office:value-type="string">
            <text:p>𓊪</text:p>
          </table:table-cell>
          <table:table-cell office:value-type="string">
            <text:p>凶,出chū,屮 chè,函</text:p>
          </table:table-cell>
          <table:table-cell office:value-type="string">
            <text:p>khả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刀 (刂 ⺉⺈)</text:p>
          </table:table-cell>
          <table:table-cell office:value-type="float" office:value="2">
            <text:p>2</text:p>
          </table:table-cell>
          <table:table-cell office:value-type="string">
            <text:p>dao</text:p>
          </table:table-cell>
          <table:table-cell office:value-type="string">
            <text:p>dāo</text:p>
          </table:table-cell>
          <table:table-cell office:value-type="string">
            <text:p>knife</text:p>
          </table:table-cell>
          <table:table-cell office:value-type="string">
            <text:p>ce4</text:p>
          </table:table-cell>
          <table:table-cell office:value-type="string">
            <text:p>dagger dolce Dolch</text:p>
          </table:table-cell>
          <table:table-cell/>
          <table:table-cell office:value-type="string">
            <text:p>刃rèn=Rand, 切qiē=cut, 才cai=erst,菜cài cut, 分fen=part,初,利,刻,則,前</text:p>
          </table:table-cell>
          <table:table-cell office:value-type="string">
            <text:p>đao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力</text:p>
          </table:table-cell>
          <table:table-cell office:value-type="float" office:value="2">
            <text:p>2</text:p>
          </table:table-cell>
          <table:table-cell office:value-type="string">
            <text:p>li</text:p>
          </table:table-cell>
          <table:table-cell office:value-type="string">
            <text:p>lì</text:p>
          </table:table-cell>
          <table:table-cell office:value-type="string">
            <text:p>power</text:p>
          </table:table-cell>
          <table:table-cell office:value-type="string">
            <text:p>??</text:p>
          </table:table-cell>
          <table:table-cell office:value-type="string">
            <text:p>&lt;&gt; light <text:s/>炉吕呂 Lǚ</text:p>
          </table:table-cell>
          <table:table-cell/>
          <table:table-cell office:value-type="string">
            <text:p>刀dao,力li,,加,助,勉,卢,卤 ƒ!?</text:p>
          </table:table-cell>
          <table:table-cell office:value-type="string">
            <text:p>lực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勹</text:p>
          </table:table-cell>
          <table:table-cell office:value-type="float" office:value="2">
            <text:p>2</text:p>
          </table:table-cell>
          <table:table-cell office:value-type="string">
            <text:p>bao</text:p>
          </table:table-cell>
          <table:table-cell office:value-type="string">
            <text:p>bāo</text:p>
          </table:table-cell>
          <table:table-cell office:value-type="string">
            <text:p>wrap</text:p>
          </table:table-cell>
          <table:table-cell table:number-columns-repeated="2"/>
          <table:table-cell office:value-type="string">
            <text:p>𓄲?</text:p>
          </table:table-cell>
          <table:table-cell office:value-type="string">
            <text:p>勾,包 过guò</text:p>
          </table:table-cell>
          <table:table-cell office:value-type="string">
            <text:p>bao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匕</text:p>
          </table:table-cell>
          <table:table-cell office:value-type="float" office:value="2">
            <text:p>2</text:p>
          </table:table-cell>
          <table:table-cell office:value-type="string">
            <text:p>bi</text:p>
          </table:table-cell>
          <table:table-cell office:value-type="string">
            <text:p>bǐ</text:p>
          </table:table-cell>
          <table:table-cell office:value-type="string">
            <text:p>spoon</text:p>
          </table:table-cell>
          <table:table-cell office:value-type="string">
            <text:p>s'bün</text:p>
          </table:table-cell>
          <table:table-cell office:value-type="string">
            <text:p>比bi compare 2</text:p>
          </table:table-cell>
          <table:table-cell office:value-type="string">
            <text:p>𓃀</text:p>
          </table:table-cell>
          <table:table-cell office:value-type="string">
            <text:p>化,北 bei=back bund: 勹 卜 <text:s text:c="3"/>阝冫</text:p>
          </table:table-cell>
          <table:table-cell office:value-type="string">
            <text:p>chủy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匚</text:p>
          </table:table-cell>
          <table:table-cell office:value-type="float" office:value="2">
            <text:p>2</text:p>
          </table:table-cell>
          <table:table-cell office:value-type="string">
            <text:p>fang</text:p>
          </table:table-cell>
          <table:table-cell office:value-type="string">
            <text:p>fāng</text:p>
          </table:table-cell>
          <table:table-cell office:value-type="string">
            <text:p>(right open box)</text:p>
          </table:table-cell>
          <table:table-cell/>
          <table:table-cell office:value-type="string">
            <text:p>fang=catch/claw</text:p>
          </table:table-cell>
          <table:table-cell/>
          <table:table-cell office:value-type="string">
            <text:p>匣 方 fāng zā 匝 circle 区 [區] qū cirk: Bezirk!</text:p>
          </table:table-cell>
          <table:table-cell office:value-type="string">
            <text:p>phương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匸</text:p>
          </table:table-cell>
          <table:table-cell office:value-type="float" office:value="2">
            <text:p>2</text:p>
          </table:table-cell>
          <table:table-cell office:value-type="string">
            <text:p>xi</text:p>
          </table:table-cell>
          <table:table-cell office:value-type="string">
            <text:p>xǐ/xì</text:p>
          </table:table-cell>
          <table:table-cell office:value-type="string">
            <text:p>hiding enclosure</text:p>
          </table:table-cell>
          <table:table-cell office:value-type="string">
            <text:p>shield!</text:p>
          </table:table-cell>
          <table:table-cell office:value-type="string">
            <text:p>xield Shield ~ schutz </text:p>
          </table:table-cell>
          <table:table-cell/>
          <table:table-cell office:value-type="string">
            <text:p>匹,區</text:p>
          </table:table-cell>
          <table:table-cell office:value-type="string">
            <text:p>hệ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十</text:p>
          </table:table-cell>
          <table:table-cell office:value-type="float" office:value="2">
            <text:p>2</text:p>
          </table:table-cell>
          <table:table-cell office:value-type="string">
            <text:p>shi</text:p>
          </table:table-cell>
          <table:table-cell office:value-type="string">
            <text:p>shí</text:p>
          </table:table-cell>
          <table:table-cell office:value-type="string">
            <text:p>ten</text:p>
          </table:table-cell>
          <table:table-cell office:value-type="string">
            <text:p>shin Ш shan</text:p>
          </table:table-cell>
          <table:table-cell office:value-type="string">
            <text:p>shu+yi 丨一 10</text:p>
          </table:table-cell>
          <table:table-cell office:value-type="string">
            <text:p>𓎆</text:p>
          </table:table-cell>
          <table:table-cell office:value-type="string">
            <text:p>十,千,午wu,半,博</text:p>
          </table:table-cell>
          <table:table-cell office:value-type="string">
            <text:p>thập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卜 ⺊</text:p>
          </table:table-cell>
          <table:table-cell office:value-type="float" office:value="2">
            <text:p>2</text:p>
          </table:table-cell>
          <table:table-cell office:value-type="string">
            <text:p>bu</text:p>
          </table:table-cell>
          <table:table-cell office:value-type="string">
            <text:p>bǔ</text:p>
          </table:table-cell>
          <table:table-cell office:value-type="string">
            <text:p>divination</text:p>
          </table:table-cell>
          <table:table-cell/>
          <table:table-cell office:value-type="string">
            <text:p>Bund &lt;&gt; fasce</text:p>
          </table:table-cell>
          <table:table-cell office:value-type="string">
            <text:p>𓇩</text:p>
          </table:table-cell>
          <table:table-cell office:value-type="string">
            <text:p>占,卦</text:p>
          </table:table-cell>
          <table:table-cell office:value-type="string">
            <text:p>bốc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卩 (㔾 ⺋)</text:p>
          </table:table-cell>
          <table:table-cell office:value-type="float" office:value="2">
            <text:p>2</text:p>
          </table:table-cell>
          <table:table-cell office:value-type="string">
            <text:p>jie</text:p>
          </table:table-cell>
          <table:table-cell office:value-type="string">
            <text:p>jié</text:p>
          </table:table-cell>
          <table:table-cell office:value-type="string">
            <text:p>seal (device)</text:p>
          </table:table-cell>
          <table:table-cell/>
          <table:table-cell office:value-type="string">
            <text:p>Secret sjeal?</text:p>
          </table:table-cell>
          <table:table-cell office:value-type="string">
            <text:p>𓋩</text:p>
          </table:table-cell>
          <table:table-cell office:value-type="string">
            <text:p>印,危,卵</text:p>
          </table:table-cell>
          <table:table-cell office:value-type="string">
            <text:p>tiết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厂</text:p>
          </table:table-cell>
          <table:table-cell office:value-type="float" office:value="2">
            <text:p>2</text:p>
          </table:table-cell>
          <table:table-cell office:value-type="string">
            <text:p>han</text:p>
          </table:table-cell>
          <table:table-cell office:value-type="string">
            <text:p>hàn</text:p>
          </table:table-cell>
          <table:table-cell office:value-type="string">
            <text:p>cliff, factory</text:p>
          </table:table-cell>
          <table:table-cell/>
          <table:table-cell office:value-type="string">
            <text:p>hangar generate</text:p>
          </table:table-cell>
          <table:table-cell/>
          <table:table-cell office:value-type="string">
            <text:p>广guang厚hou:huge/strong,原yuán:ursprung 元 yuán original</text:p>
          </table:table-cell>
          <table:table-cell office:value-type="string">
            <text:p>hán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厶</text:p>
          </table:table-cell>
          <table:table-cell office:value-type="float" office:value="2">
            <text:p>2</text:p>
          </table:table-cell>
          <table:table-cell office:value-type="string">
            <text:p>si</text:p>
          </table:table-cell>
          <table:table-cell office:value-type="string">
            <text:p>sī</text:p>
          </table:table-cell>
          <table:table-cell office:value-type="string">
            <text:p>private</text:p>
          </table:table-cell>
          <table:table-cell office:value-type="string">
            <text:p>moon.si.xel</text:p>
          </table:table-cell>
          <table:table-cell office:value-type="string">
            <text:p>secret si 厶&lt;&gt;夕xi&lt;&gt; zieh 去</text:p>
          </table:table-cell>
          <table:table-cell office:value-type="string">
            <text:p>𓂦</text:p>
          </table:table-cell>
          <table:table-cell office:value-type="string">
            <text:p>去qu=geh/zieh,參 &lt;&gt; gong : public <text:s/>mi=silk糸(糹纟) <text:s/>self己 色sè</text:p>
          </table:table-cell>
          <table:table-cell office:value-type="string">
            <text:p>khư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又</text:p>
          </table:table-cell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 office:value-type="string">
            <text:p>yòu</text:p>
          </table:table-cell>
          <table:table-cell office:value-type="string">
            <text:p>again</text:p>
          </table:table-cell>
          <table:table-cell office:value-type="string">
            <text:p>han!</text:p>
          </table:table-cell>
          <table:table-cell office:value-type="string">
            <text:p>you!</text:p>
          </table:table-cell>
          <table:table-cell/>
          <table:table-cell office:value-type="string">
            <text:p>友,反,取,受 <text:tab/>叉cha: gabel &lt;&gt;支子zhīzi stick 杖 zhàng</text:p>
          </table:table-cell>
          <table:table-cell office:value-type="string">
            <text:p>hựu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⺒ ⺋?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CJK radical vs 己 㔾 巴 bā</text:p>
          </table:table-cell>
          <table:table-cell table:number-columns-repeated="3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阝(阜)</text:p>
          </table:table-cell>
          <table:table-cell office:value-type="float" office:value="3">
            <text:p>3</text:p>
          </table:table-cell>
          <table:table-cell office:value-type="string">
            <text:p>fu bhu</text:p>
          </table:table-cell>
          <table:table-cell office:value-type="string">
            <text:p>fù yi</text:p>
          </table:table-cell>
          <table:table-cell office:value-type="string">
            <text:p>mound</text:p>
          </table:table-cell>
          <table:table-cell office:value-type="string">
            <text:p>bau!</text:p>
          </table:table-cell>
          <table:table-cell office:value-type="string">
            <text:p>Furt! Burg</text:p>
          </table:table-cell>
          <table:table-cell office:value-type="string">
            <text:p>𓊅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口</text:p>
          </table:table-cell>
          <table:table-cell office:value-type="float" office:value="3">
            <text:p>3</text:p>
          </table:table-cell>
          <table:table-cell office:value-type="string">
            <text:p>kou*</text:p>
          </table:table-cell>
          <table:table-cell office:value-type="string">
            <text:p>kǒu</text:p>
          </table:table-cell>
          <table:table-cell office:value-type="string">
            <text:p>mouth, quader</text:p>
          </table:table-cell>
          <table:table-cell office:value-type="string">
            <text:p>kau quad</text:p>
          </table:table-cell>
          <table:table-cell office:value-type="string">
            <text:p>π phuin ~ quin 𓊪 匚 koun koup</text:p>
          </table:table-cell>
          <table:table-cell office:value-type="string">
            <text:p>𓎡 𓊪</text:p>
          </table:table-cell>
          <table:table-cell office:value-type="string">
            <text:p>口,古,可,名,君,否,呉,告,周,味,命,和,哲,唐,善,器</text:p>
          </table:table-cell>
          <table:table-cell office:value-type="string">
            <text:p>khẩu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囗</text:p>
          </table:table-cell>
          <table:table-cell office:value-type="float" office:value="3">
            <text:p>3</text:p>
          </table:table-cell>
          <table:table-cell office:value-type="string">
            <text:p>wei*</text:p>
          </table:table-cell>
          <table:table-cell office:value-type="string">
            <text:p>wéi</text:p>
          </table:table-cell>
          <table:table-cell office:value-type="string">
            <text:p>enclosure</text:p>
          </table:table-cell>
          <table:table-cell/>
          <table:table-cell office:value-type="string">
            <text:p>Weide Weiler ?</text:p>
          </table:table-cell>
          <table:table-cell/>
          <table:table-cell office:value-type="string">
            <text:p>四,回,國,圖,只 zhī</text:p>
          </table:table-cell>
          <table:table-cell office:value-type="string">
            <text:p>vi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土</text:p>
          </table:table-cell>
          <table:table-cell office:value-type="float" office:value="3">
            <text:p>3</text:p>
          </table:table-cell>
          <table:table-cell office:value-type="string">
            <text:p>tu</text:p>
          </table:table-cell>
          <table:table-cell office:value-type="string">
            <text:p>tǔ</text:p>
          </table:table-cell>
          <table:table-cell office:value-type="string">
            <text:p>earth</text:p>
          </table:table-cell>
          <table:table-cell office:value-type="string">
            <text:p>ταὐτό</text:p>
          </table:table-cell>
          <table:table-cell office:value-type="string">
            <text:p>tout / ter / t’all total</text:p>
          </table:table-cell>
          <table:table-cell office:value-type="string">
            <text:p>𓎟𓈇𓈆</text:p>
          </table:table-cell>
          <table:table-cell office:value-type="string">
            <text:p>土,在,地,型,城,場,壁,壓</text:p>
          </table:table-cell>
          <table:table-cell office:value-type="string">
            <text:p>thổ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士</text:p>
          </table:table-cell>
          <table:table-cell office:value-type="float" office:value="3">
            <text:p>3</text:p>
          </table:table-cell>
          <table:table-cell office:value-type="string">
            <text:p>shi</text:p>
          </table:table-cell>
          <table:table-cell office:value-type="string">
            <text:p>shì</text:p>
          </table:table-cell>
          <table:table-cell office:value-type="string">
            <text:p>scholar</text:p>
          </table:table-cell>
          <table:table-cell/>
          <table:table-cell office:value-type="string">
            <text:p>Schüler</text:p>
          </table:table-cell>
          <table:table-cell office:value-type="string">
            <text:p>𓌞</text:p>
          </table:table-cell>
          <table:table-cell office:value-type="string">
            <text:p>士,壹</text:p>
          </table:table-cell>
          <table:table-cell office:value-type="string">
            <text:p>sĩ</text:p>
          </table:table-cell>
        </table:table-row>
        <table:table-row table:style-name="ro2">
          <table:table-cell/>
          <table:table-cell office:value-type="string">
            <text:p>于</text:p>
          </table:table-cell>
          <table:table-cell/>
          <table:table-cell office:value-type="string">
            <text:p>yu</text:p>
          </table:table-cell>
          <table:table-cell office:value-type="string">
            <text:p>yú</text:p>
          </table:table-cell>
          <table:table-cell office:value-type="string">
            <text:p>in/at</text:p>
          </table:table-cell>
          <table:table-cell table:number-columns-repeated="3"/>
          <table:table-cell office:value-type="string">
            <text:p>盂] yú 余 [餘] yú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夂</text:p>
          </table:table-cell>
          <table:table-cell office:value-type="float" office:value="3">
            <text:p>3</text:p>
          </table:table-cell>
          <table:table-cell office:value-type="string">
            <text:p>zhi</text:p>
          </table:table-cell>
          <table:table-cell office:value-type="string">
            <text:p>zhǐ</text:p>
          </table:table-cell>
          <table:table-cell office:value-type="string">
            <text:p>go</text:p>
          </table:table-cell>
          <table:table-cell/>
          <table:table-cell office:value-type="string">
            <text:p>zieh &lt;&gt; qu, ir &lt;&gt; er 儿 ren人</text:p>
          </table:table-cell>
          <table:table-cell office:value-type="string">
            <text:p>𓂻𓎁</text:p>
          </table:table-cell>
          <table:table-cell office:value-type="string">
            <text:p>夆</text:p>
          </table:table-cell>
          <table:table-cell office:value-type="string">
            <text:p>truy/trĩ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夊</text:p>
          </table:table-cell>
          <table:table-cell office:value-type="float" office:value="3">
            <text:p>3</text:p>
          </table:table-cell>
          <table:table-cell office:value-type="string">
            <text:p>suin</text:p>
          </table:table-cell>
          <table:table-cell office:value-type="string">
            <text:p>suī</text:p>
          </table:table-cell>
          <table:table-cell office:value-type="string">
            <text:p>go slowly</text:p>
          </table:table-cell>
          <table:table-cell/>
          <table:table-cell office:value-type="string">
            <text:p>zieh Zehenspitz schluich</text:p>
          </table:table-cell>
          <table:table-cell/>
          <table:table-cell office:value-type="string">
            <text:p>夏</text:p>
          </table:table-cell>
          <table:table-cell office:value-type="string">
            <text:p>truy/tuy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夕</text:p>
          </table:table-cell>
          <table:table-cell office:value-type="float" office:value="3">
            <text:p>3</text:p>
          </table:table-cell>
          <table:table-cell office:value-type="string">
            <text:p>xi!</text:p>
          </table:table-cell>
          <table:table-cell office:value-type="string">
            <text:p>xī</text:p>
          </table:table-cell>
          <table:table-cell office:value-type="string">
            <text:p>evening</text:p>
          </table:table-cell>
          <table:table-cell office:value-type="string">
            <text:p>!</text:p>
          </table:table-cell>
          <table:table-cell office:value-type="string">
            <text:p>moon.si –</text:p>
          </table:table-cell>
          <table:table-cell office:value-type="string">
            <text:p>𓇹</text:p>
          </table:table-cell>
          <table:table-cell office:value-type="string">
            <text:p>夕,外,多,夜, 死sǐ=die,歹 dǎi=evil, 色 sè</text:p>
          </table:table-cell>
          <table:table-cell office:value-type="string">
            <text:p>tịch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大</text:p>
          </table:table-cell>
          <table:table-cell office:value-type="float" office:value="3">
            <text:p>3</text:p>
          </table:table-cell>
          <table:table-cell office:value-type="string">
            <text:p>dar dach</text:p>
          </table:table-cell>
          <table:table-cell office:value-type="string">
            <text:p>dà</text:p>
          </table:table-cell>
          <table:table-cell office:value-type="string">
            <text:p>big</text:p>
          </table:table-cell>
          <table:table-cell/>
          <table:table-cell office:value-type="string">
            <text:p>dar=mount</text:p>
          </table:table-cell>
          <table:table-cell office:value-type="string">
            <text:p>𓇹</text:p>
          </table:table-cell>
          <table:table-cell office:value-type="string">
            <text:p>大,天,奈,奧</text:p>
          </table:table-cell>
          <table:table-cell office:value-type="string">
            <text:p>đại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女</text:p>
          </table:table-cell>
          <table:table-cell office:value-type="float" office:value="3">
            <text:p>3</text:p>
          </table:table-cell>
          <table:table-cell office:value-type="string">
            <text:p>nun</text:p>
          </table:table-cell>
          <table:table-cell office:value-type="string">
            <text:p>nǚ</text:p>
          </table:table-cell>
          <table:table-cell office:value-type="string">
            <text:p>woman</text:p>
          </table:table-cell>
          <table:table-cell/>
          <table:table-cell office:value-type="string">
            <text:p>nin, mumu</text:p>
          </table:table-cell>
          <table:table-cell/>
          <table:table-cell office:value-type="string">
            <text:p>女,好,妄,妻,姉,始,姓,姫</text:p>
          </table:table-cell>
          <table:table-cell office:value-type="string">
            <text:p>nữ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子</text:p>
          </table:table-cell>
          <table:table-cell office:value-type="float" office:value="3">
            <text:p>3</text:p>
          </table:table-cell>
          <table:table-cell office:value-type="string">
            <text:p>zir zing</text:p>
          </table:table-cell>
          <table:table-cell office:value-type="string">
            <text:p>zǐ</text:p>
          </table:table-cell>
          <table:table-cell office:value-type="string">
            <text:p>child / thing</text:p>
          </table:table-cell>
          <table:table-cell office:value-type="string">
            <text:p>了le/liao</text:p>
          </table:table-cell>
          <table:table-cell office:value-type="string">
            <text:p>zeug/zing/thing zieh-child vs Sir</text:p>
          </table:table-cell>
          <table:table-cell/>
          <table:table-cell office:value-type="string">
            <text:p>子zǐ <text:s/>vs 予yú ,孔,字,學</text:p>
          </table:table-cell>
          <table:table-cell office:value-type="string">
            <text:p>tử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宀</text:p>
          </table:table-cell>
          <table:table-cell office:value-type="float" office:value="3">
            <text:p>3</text:p>
          </table:table-cell>
          <table:table-cell office:value-type="string">
            <text:p>mian</text:p>
          </table:table-cell>
          <table:table-cell office:value-type="string">
            <text:p>mián</text:p>
          </table:table-cell>
          <table:table-cell office:value-type="string">
            <text:p>roof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守,家,寒,實</text:p>
          </table:table-cell>
          <table:table-cell office:value-type="string">
            <text:p>miên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寸</text:p>
          </table:table-cell>
          <table:table-cell office:value-type="float" office:value="3">
            <text:p>3</text:p>
          </table:table-cell>
          <table:table-cell office:value-type="string">
            <text:p>cun</text:p>
          </table:table-cell>
          <table:table-cell office:value-type="string">
            <text:p>cùn</text:p>
          </table:table-cell>
          <table:table-cell office:value-type="string">
            <text:p>inch</text:p>
          </table:table-cell>
          <table:table-cell office:value-type="string">
            <text:p>cut</text:p>
          </table:table-cell>
          <table:table-cell office:value-type="string">
            <text:p>Zoll centi-meter klein kind</text:p>
          </table:table-cell>
          <table:table-cell/>
          <table:table-cell office:value-type="string">
            <text:p>寸,寺,尊,將</text:p>
          </table:table-cell>
          <table:table-cell office:value-type="string">
            <text:p>thốn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小 (⺌, ⺍ ⺌)</text:p>
          </table:table-cell>
          <table:table-cell office:value-type="float" office:value="3">
            <text:p>3</text:p>
          </table:table-cell>
          <table:table-cell office:value-type="string">
            <text:p>xiao</text:p>
          </table:table-cell>
          <table:table-cell office:value-type="string">
            <text:p>xiǎo</text:p>
          </table:table-cell>
          <table:table-cell office:value-type="string">
            <text:p>small</text:p>
          </table:table-cell>
          <table:table-cell table:number-columns-repeated="3"/>
          <table:table-cell office:value-type="string">
            <text:p>小,少</text:p>
          </table:table-cell>
          <table:table-cell office:value-type="string">
            <text:p>tiểu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尢 (尣 ⺏ ⺑ ⺎)</text:p>
          </table:table-cell>
          <table:table-cell office:value-type="float" office:value="3">
            <text:p>3</text:p>
          </table:table-cell>
          <table:table-cell office:value-type="string">
            <text:p>wang</text:p>
          </table:table-cell>
          <table:table-cell office:value-type="string">
            <text:p>wāng</text:p>
          </table:table-cell>
          <table:table-cell office:value-type="string">
            <text:p>lame</text:p>
          </table:table-cell>
          <table:table-cell table:number-columns-repeated="3"/>
          <table:table-cell office:value-type="string">
            <text:p>尤,就</text:p>
          </table:table-cell>
          <table:table-cell office:value-type="string">
            <text:p>uông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尸</text:p>
          </table:table-cell>
          <table:table-cell office:value-type="float" office:value="3">
            <text:p>3</text:p>
          </table:table-cell>
          <table:table-cell office:value-type="string">
            <text:p>shi</text:p>
          </table:table-cell>
          <table:table-cell office:value-type="string">
            <text:p>shī</text:p>
          </table:table-cell>
          <table:table-cell office:value-type="string">
            <text:p>corpse</text:p>
          </table:table-cell>
          <table:table-cell/>
          <table:table-cell office:value-type="string">
            <text:p>死sǐ=die</text:p>
          </table:table-cell>
          <table:table-cell/>
          <table:table-cell office:value-type="string">
            <text:p>戶 (户,戸),尺,局,芦lú=schilf,庐lú=hut,炉=herd 尽jin=ganz</text:p>
          </table:table-cell>
          <table:table-cell office:value-type="string">
            <text:p>thi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屮</text:p>
          </table:table-cell>
          <table:table-cell office:value-type="float" office:value="3">
            <text:p>3</text:p>
          </table:table-cell>
          <table:table-cell office:value-type="string">
            <text:p>che</text:p>
          </table:table-cell>
          <table:table-cell office:value-type="string">
            <text:p>chè</text:p>
          </table:table-cell>
          <table:table-cell office:value-type="string">
            <text:p>sprout</text:p>
          </table:table-cell>
          <table:table-cell/>
          <table:table-cell office:value-type="string">
            <text:p>nature</text:p>
          </table:table-cell>
          <table:table-cell office:value-type="string">
            <text:p>𓇑 𓇓</text:p>
          </table:table-cell>
          <table:table-cell office:value-type="string">
            <text:p>屮naturen : 屯tún: town 出 chū</text:p>
          </table:table-cell>
          <table:table-cell office:value-type="string">
            <text:p>triệt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山</text:p>
          </table:table-cell>
          <table:table-cell office:value-type="float" office:value="3">
            <text:p>3</text:p>
          </table:table-cell>
          <table:table-cell office:value-type="string">
            <text:p>shanze</text:p>
          </table:table-cell>
          <table:table-cell office:value-type="string">
            <text:p>shān</text:p>
          </table:table-cell>
          <table:table-cell office:value-type="string">
            <text:p>mountain</text:p>
          </table:table-cell>
          <table:table-cell table:number-columns-repeated="3"/>
          <table:table-cell office:value-type="string">
            <text:p>山,岡,岩,島,三彡巛川山, Sha Ш Shin十 γ Ϡ ϡ ϢшшЩщשܫΣσςሠش,س</text:p>
          </table:table-cell>
          <table:table-cell office:value-type="string">
            <text:p>sơn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巛 (川, 巜)</text:p>
          </table:table-cell>
          <table:table-cell office:value-type="float" office:value="3">
            <text:p>3</text:p>
          </table:table-cell>
          <table:table-cell office:value-type="string">
            <text:p>chuanel</text:p>
          </table:table-cell>
          <table:table-cell office:value-type="string">
            <text:p>chuān</text:p>
          </table:table-cell>
          <table:table-cell office:value-type="string">
            <text:p>river</text:p>
          </table:table-cell>
          <table:table-cell/>
          <table:table-cell office:value-type="string">
            <text:p>彡shān channel</text:p>
          </table:table-cell>
          <table:table-cell/>
          <table:table-cell office:value-type="string">
            <text:p>川,州,巡</text:p>
          </table:table-cell>
          <table:table-cell office:value-type="string">
            <text:p>xuyên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工</text:p>
          </table:table-cell>
          <table:table-cell office:value-type="float" office:value="3">
            <text:p>3</text:p>
          </table:table-cell>
          <table:table-cell office:value-type="string">
            <text:p>gong</text:p>
          </table:table-cell>
          <table:table-cell office:value-type="string">
            <text:p>gōng</text:p>
          </table:table-cell>
          <table:table-cell office:value-type="string">
            <text:p>work</text:p>
          </table:table-cell>
          <table:table-cell/>
          <table:table-cell office:value-type="string">
            <text:p>ergon</text:p>
          </table:table-cell>
          <table:table-cell/>
          <table:table-cell office:value-type="string">
            <text:p>工,左,巫,差</text:p>
          </table:table-cell>
          <table:table-cell office:value-type="string">
            <text:p>công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己</text:p>
          </table:table-cell>
          <table:table-cell office:value-type="float" office:value="3">
            <text:p>3</text:p>
          </table:table-cell>
          <table:table-cell office:value-type="string">
            <text:p>jilf</text:p>
          </table:table-cell>
          <table:table-cell office:value-type="string">
            <text:p>jǐ</text:p>
          </table:table-cell>
          <table:table-cell office:value-type="string">
            <text:p>oneself</text:p>
          </table:table-cell>
          <table:table-cell/>
          <table:table-cell office:value-type="string">
            <text:p>self &lt;&gt; 132自zi</text:p>
          </table:table-cell>
          <table:table-cell/>
          <table:table-cell office:value-type="string">
            <text:p>己,巳</text:p>
          </table:table-cell>
          <table:table-cell office:value-type="string">
            <text:p>kỷ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巾</text:p>
          </table:table-cell>
          <table:table-cell office:value-type="float" office:value="3">
            <text:p>3</text:p>
          </table:table-cell>
          <table:table-cell office:value-type="string">
            <text:p>jinit</text:p>
          </table:table-cell>
          <table:table-cell office:value-type="string">
            <text:p>jīn</text:p>
          </table:table-cell>
          <table:table-cell office:value-type="string">
            <text:p>TUCH!</text:p>
          </table:table-cell>
          <table:table-cell/>
          <table:table-cell office:value-type="string">
            <text:p>samt gamaschen cloth schnitt</text:p>
          </table:table-cell>
          <table:table-cell office:value-type="string">
            <text:p>𓋳</text:p>
          </table:table-cell>
          <table:table-cell office:value-type="string">
            <text:p>巾,市shì:city,布,帝,常 𓋲? zā匝 师shi 韦wéi=leather!</text:p>
          </table:table-cell>
          <table:table-cell office:value-type="string">
            <text:p>cân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干</text:p>
          </table:table-cell>
          <table:table-cell office:value-type="float" office:value="3">
            <text:p>3</text:p>
          </table:table-cell>
          <table:table-cell office:value-type="string">
            <text:p>gan</text:p>
          </table:table-cell>
          <table:table-cell office:value-type="string">
            <text:p>gān</text:p>
          </table:table-cell>
          <table:table-cell office:value-type="string">
            <text:p>dry</text:p>
          </table:table-cell>
          <table:table-cell office:value-type="string">
            <text:p>!?!</text:p>
          </table:table-cell>
          <table:table-cell table:number-columns-repeated="2"/>
          <table:table-cell office:value-type="string">
            <text:p>平,年</text:p>
          </table:table-cell>
          <table:table-cell office:value-type="string">
            <text:p>can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幺 ⺓</text:p>
          </table:table-cell>
          <table:table-cell office:value-type="float" office:value="3">
            <text:p>3</text:p>
          </table:table-cell>
          <table:table-cell office:value-type="string">
            <text:p>yaon</text:p>
          </table:table-cell>
          <table:table-cell office:value-type="string">
            <text:p>yāo</text:p>
          </table:table-cell>
          <table:table-cell office:value-type="string">
            <text:p>short thread</text:p>
          </table:table-cell>
          <table:table-cell/>
          <table:table-cell office:value-type="string">
            <text:p>garn.maschenitt vs 巾,市</text:p>
          </table:table-cell>
          <table:table-cell office:value-type="string">
            <text:p>𓋳</text:p>
          </table:table-cell>
          <table:table-cell office:value-type="string">
            <text:p>幻,幼,!! 糸,系ji/xi/衣衤yi! <text:s/>vs 巾,市韦</text:p>
          </table:table-cell>
          <table:table-cell office:value-type="string">
            <text:p>yêu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广</text:p>
          </table:table-cell>
          <table:table-cell office:value-type="float" office:value="3">
            <text:p>3</text:p>
          </table:table-cell>
          <table:table-cell office:value-type="string">
            <text:p>huang</text:p>
          </table:table-cell>
          <table:table-cell office:value-type="string">
            <text:p>guǎng</text:p>
          </table:table-cell>
          <table:table-cell office:value-type="string">
            <text:p>dotted cliff' 厂</text:p>
          </table:table-cell>
          <table:table-cell office:value-type="string">
            <text:p>grat hut</text:p>
          </table:table-cell>
          <table:table-cell office:value-type="string">
            <text:p>(vor)hang grat <text:s/>𓉔 门户庐lú=hut </text:p>
          </table:table-cell>
          <table:table-cell office:value-type="string">
            <text:p>𓉔</text:p>
          </table:table-cell>
          <table:table-cell office:value-type="string">
            <text:p>序,店,府,度,座,庭,廣,廳</text:p>
          </table:table-cell>
          <table:table-cell office:value-type="string">
            <text:p>nghiễm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廴(辶,⻌)</text:p>
          </table:table-cell>
          <table:table-cell office:value-type="float" office:value="3">
            <text:p>3</text:p>
          </table:table-cell>
          <table:table-cell office:value-type="string">
            <text:p>yin</text:p>
          </table:table-cell>
          <table:table-cell office:value-type="string">
            <text:p>yǐn</text:p>
          </table:table-cell>
          <table:table-cell office:value-type="string">
            <text:p>long stride</text:p>
          </table:table-cell>
          <table:table-cell office:value-type="string">
            <text:p>irn = gehn+</text:p>
          </table:table-cell>
          <table:table-cell office:value-type="string">
            <text:p>Walk 辵 (辶,⻌,⻍) in vs 止</text:p>
          </table:table-cell>
          <table:table-cell office:value-type="string">
            <text:p>𓂻irn</text:p>
          </table:table-cell>
          <table:table-cell office:value-type="string">
            <text:p>延 vs 止zhi:stop 正zhèng straight</text:p>
          </table:table-cell>
          <table:table-cell office:value-type="string">
            <text:p>dẫn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廾</text:p>
          </table:table-cell>
          <table:table-cell office:value-type="float" office:value="3">
            <text:p>3</text:p>
          </table:table-cell>
          <table:table-cell office:value-type="string">
            <text:p>gong</text:p>
          </table:table-cell>
          <table:table-cell office:value-type="string">
            <text:p>gǒng</text:p>
          </table:table-cell>
          <table:table-cell office:value-type="string">
            <text:p>(two hands)</text:p>
          </table:table-cell>
          <table:table-cell office:value-type="string">
            <text:p>&lt;&gt;弓?</text:p>
          </table:table-cell>
          <table:table-cell office:value-type="string">
            <text:p>2 hands 一共 yīgòng con</text:p>
          </table:table-cell>
          <table:table-cell office:value-type="string">
            <text:p>𓊃</text:p>
          </table:table-cell>
          <table:table-cell office:value-type="string">
            <text:p>弁</text:p>
          </table:table-cell>
          <table:table-cell office:value-type="string">
            <text:p>củng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弋</text:p>
          </table:table-cell>
          <table:table-cell office:value-type="float" office:value="3">
            <text:p>3</text:p>
          </table:table-cell>
          <table:table-cell office:value-type="string">
            <text:p>yi</text:p>
          </table:table-cell>
          <table:table-cell office:value-type="string">
            <text:p>yì</text:p>
          </table:table-cell>
          <table:table-cell office:value-type="string">
            <text:p>shoot</text:p>
          </table:table-cell>
          <table:table-cell office:value-type="string">
            <text:p>!-!</text:p>
          </table:table-cell>
          <table:table-cell office:value-type="string">
            <text:p>&lt;&gt; ziel schieß shield</text:p>
          </table:table-cell>
          <table:table-cell/>
          <table:table-cell office:value-type="string">
            <text:p>式,弑</text:p>
          </table:table-cell>
          <table:table-cell office:value-type="string">
            <text:p>dặc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弓</text:p>
          </table:table-cell>
          <table:table-cell office:value-type="float" office:value="3">
            <text:p>3</text:p>
          </table:table-cell>
          <table:table-cell office:value-type="string">
            <text:p>gong</text:p>
          </table:table-cell>
          <table:table-cell office:value-type="string">
            <text:p>gōng</text:p>
          </table:table-cell>
          <table:table-cell office:value-type="string">
            <text:p>bow</text:p>
          </table:table-cell>
          <table:table-cell office:value-type="string">
            <text:p>!?!</text:p>
          </table:table-cell>
          <table:table-cell office:value-type="string">
            <text:p>&lt;&gt; 廾 gong (two hands)</text:p>
          </table:table-cell>
          <table:table-cell office:value-type="string">
            <text:p>𓌓𓌒𓌔</text:p>
          </table:table-cell>
          <table:table-cell office:value-type="string">
            <text:p>弓,引yǐn=ziehen,张zhāng=stretch elder vs 弟dìdì,弱ruò:weak,弥mi:more</text:p>
          </table:table-cell>
          <table:table-cell office:value-type="string">
            <text:p>cung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彐 (彑 ⺔ ⺕)</text:p>
          </table:table-cell>
          <table:table-cell office:value-type="float" office:value="3">
            <text:p>3</text:p>
          </table:table-cell>
          <table:table-cell office:value-type="string">
            <text:p>ji</text:p>
          </table:table-cell>
          <table:table-cell office:value-type="string">
            <text:p>jì</text:p>
          </table:table-cell>
          <table:table-cell office:value-type="string">
            <text:p>snout</text:p>
          </table:table-cell>
          <table:table-cell office:value-type="string">
            <text:p>!?!</text:p>
          </table:table-cell>
          <table:table-cell office:value-type="string">
            <text:p>!?</text:p>
          </table:table-cell>
          <table:table-cell/>
          <table:table-cell office:value-type="string">
            <text:p>当dang=right there,彖</text:p>
          </table:table-cell>
          <table:table-cell office:value-type="string">
            <text:p>ký/kệ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彡</text:p>
          </table:table-cell>
          <table:table-cell office:value-type="float" office:value="3">
            <text:p>3</text:p>
          </table:table-cell>
          <table:table-cell office:value-type="string">
            <text:p>shan</text:p>
          </table:table-cell>
          <table:table-cell office:value-type="string">
            <text:p>shān</text:p>
          </table:table-cell>
          <table:table-cell office:value-type="string">
            <text:p>bristle</text:p>
          </table:table-cell>
          <table:table-cell/>
          <table:table-cell office:value-type="string">
            <text:p>三彡巛川山 chu shu schön jen𓎛</text:p>
          </table:table-cell>
          <table:table-cell office:value-type="string">
            <text:p>𓆄</text:p>
          </table:table-cell>
          <table:table-cell office:value-type="string">
            <text:p>形,彦 </text:p>
          </table:table-cell>
          <table:table-cell office:value-type="string">
            <text:p>sam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彳</text:p>
          </table:table-cell>
          <table:table-cell office:value-type="float" office:value="3">
            <text:p>3</text:p>
          </table:table-cell>
          <table:table-cell office:value-type="string">
            <text:p>chip</text:p>
          </table:table-cell>
          <table:table-cell office:value-type="string">
            <text:p>chì</text:p>
          </table:table-cell>
          <table:table-cell office:value-type="string">
            <text:p>step</text:p>
          </table:table-cell>
          <table:table-cell table:number-columns-repeated="3"/>
          <table:table-cell office:value-type="string">
            <text:p>役,彼,後,得,徳,徼</text:p>
          </table:table-cell>
          <table:table-cell office:value-type="string">
            <text:p>sách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门 (門→169)</text:p>
          </table:table-cell>
          <table:table-cell/>
          <table:table-cell office:value-type="string">
            <text:p>dour/men</text:p>
          </table:table-cell>
          <table:table-cell/>
          <table:table-cell office:value-type="string">
            <text:p>door / men</text:p>
          </table:table-cell>
          <table:table-cell/>
          <table:table-cell office:value-type="string">
            <text:p>dou!! duell 鬥 &lt;&gt; door 門</text:p>
          </table:table-cell>
          <table:table-cell office:value-type="string">
            <text:p>𓉐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与</text:p>
          </table:table-cell>
          <table:table-cell/>
          <table:table-cell office:value-type="string">
            <text:p>yu</text:p>
          </table:table-cell>
          <table:table-cell table:number-columns-repeated="3"/>
          <table:table-cell office:value-type="string">
            <text:p>&lt;&gt; <text:s/>马 ma 鱼 yu 乌 wu 鸟 niao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心 (忄⺗⺖⺗)</text:p>
          </table:table-cell>
          <table:table-cell office:value-type="float" office:value="4">
            <text:p>4</text:p>
          </table:table-cell>
          <table:table-cell office:value-type="string">
            <text:p>xint</text:p>
          </table:table-cell>
          <table:table-cell office:value-type="string">
            <text:p>xīn</text:p>
          </table:table-cell>
          <table:table-cell office:value-type="string">
            <text:p>heart</text:p>
          </table:table-cell>
          <table:table-cell table:number-columns-repeated="3"/>
          <table:table-cell office:value-type="string">
            <text:p>必,忙,忌,性,悪,情,想</text:p>
          </table:table-cell>
          <table:table-cell office:value-type="string">
            <text:p>tâm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戈</text:p>
          </table:table-cell>
          <table:table-cell office:value-type="float" office:value="4">
            <text:p>4</text:p>
          </table:table-cell>
          <table:table-cell office:value-type="string">
            <text:p>ger</text:p>
          </table:table-cell>
          <table:table-cell office:value-type="string">
            <text:p>gē</text:p>
          </table:table-cell>
          <table:table-cell office:value-type="string">
            <text:p>halberd</text:p>
          </table:table-cell>
          <table:table-cell/>
          <table:table-cell office:value-type="string">
            <text:p>Ger spear</text:p>
          </table:table-cell>
          <table:table-cell/>
          <table:table-cell office:value-type="string">
            <text:p>成,式,弐,戦</text:p>
          </table:table-cell>
          <table:table-cell office:value-type="string">
            <text:p>qu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戶 (户,戸)</text:p>
          </table:table-cell>
          <table:table-cell office:value-type="float" office:value="4">
            <text:p>4</text:p>
          </table:table-cell>
          <table:table-cell office:value-type="string">
            <text:p>hu.!</text:p>
          </table:table-cell>
          <table:table-cell office:value-type="string">
            <text:p>hù</text:p>
          </table:table-cell>
          <table:table-cell office:value-type="string">
            <text:p>door</text:p>
          </table:table-cell>
          <table:table-cell/>
          <table:table-cell office:value-type="string">
            <text:p>Hof 𓉔 门户庐lú=hut</text:p>
          </table:table-cell>
          <table:table-cell office:value-type="string">
            <text:p>𓉔</text:p>
          </table:table-cell>
          <table:table-cell office:value-type="string">
            <text:p>尸shi=®44,戻,所suǒ Haus 炉herd</text:p>
          </table:table-cell>
          <table:table-cell office:value-type="string">
            <text:p>hộ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手 (扌⺘,龵)</text:p>
          </table:table-cell>
          <table:table-cell office:value-type="float" office:value="4">
            <text:p>4</text:p>
          </table:table-cell>
          <table:table-cell office:value-type="string">
            <text:p>shou</text:p>
          </table:table-cell>
          <table:table-cell office:value-type="string">
            <text:p>shǒu</text:p>
          </table:table-cell>
          <table:table-cell office:value-type="string">
            <text:p>hand</text:p>
          </table:table-cell>
          <table:table-cell/>
          <table:table-cell office:value-type="string">
            <text:p>shoulder</text:p>
          </table:table-cell>
          <table:table-cell/>
          <table:table-cell office:value-type="string">
            <text:p>手,才,持,掛,挙,拜,拳,掌,掣,擧 (打,批,技,抱,押)</text:p>
          </table:table-cell>
          <table:table-cell office:value-type="string">
            <text:p>thủ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支</text:p>
          </table:table-cell>
          <table:table-cell office:value-type="float" office:value="4">
            <text:p>4</text:p>
          </table:table-cell>
          <table:table-cell office:value-type="string">
            <text:p>zhig</text:p>
          </table:table-cell>
          <table:table-cell office:value-type="string">
            <text:p>zhī</text:p>
          </table:table-cell>
          <table:table-cell office:value-type="string">
            <text:p>branch</text:p>
          </table:table-cell>
          <table:table-cell/>
          <table:table-cell office:value-type="string">
            <text:p>Zweit twig</text:p>
          </table:table-cell>
          <table:table-cell/>
          <table:table-cell office:value-type="string">
            <text:p>攱,攲</text:p>
          </table:table-cell>
          <table:table-cell office:value-type="string">
            <text:p>chi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攴 (攵⺙)</text:p>
          </table:table-cell>
          <table:table-cell office:value-type="float" office:value="4">
            <text:p>4</text:p>
          </table:table-cell>
          <table:table-cell office:value-type="string">
            <text:p>punx</text:p>
          </table:table-cell>
          <table:table-cell office:value-type="string">
            <text:p>pū</text:p>
          </table:table-cell>
          <table:table-cell office:value-type="string">
            <text:p>rap, tap</text:p>
          </table:table-cell>
          <table:table-cell/>
          <table:table-cell office:value-type="string">
            <text:p>pound</text:p>
          </table:table-cell>
          <table:table-cell/>
          <table:table-cell office:value-type="string">
            <text:p>收,敍,數,斅</text:p>
          </table:table-cell>
          <table:table-cell office:value-type="string">
            <text:p>phộc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文</text:p>
          </table:table-cell>
          <table:table-cell office:value-type="float" office:value="4">
            <text:p>4</text:p>
          </table:table-cell>
          <table:table-cell office:value-type="string">
            <text:p>qwen</text:p>
          </table:table-cell>
          <table:table-cell office:value-type="string">
            <text:p>wén</text:p>
          </table:table-cell>
          <table:table-cell office:value-type="string">
            <text:p>script</text:p>
          </table:table-cell>
          <table:table-cell/>
          <table:table-cell office:value-type="string">
            <text:p>que when …</text:p>
          </table:table-cell>
          <table:table-cell/>
          <table:table-cell office:value-type="string">
            <text:p>文,斊,斈,斌,斐,斑,斕</text:p>
          </table:table-cell>
          <table:table-cell office:value-type="string">
            <text:p>văn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斗 (鬥)</text:p>
          </table:table-cell>
          <table:table-cell office:value-type="float" office:value="4">
            <text:p>4</text:p>
          </table:table-cell>
          <table:table-cell office:value-type="string">
            <text:p>doul</text:p>
          </table:table-cell>
          <table:table-cell office:value-type="string">
            <text:p>dǒu</text:p>
          </table:table-cell>
          <table:table-cell office:value-type="string">
            <text:p>dipper</text:p>
          </table:table-cell>
          <table:table-cell/>
          <table:table-cell office:value-type="string">
            <text:p>duell 鬥 &lt;&gt; door 門 confusion</text:p>
          </table:table-cell>
          <table:table-cell/>
          <table:table-cell office:value-type="string">
            <text:p>料,斡</text:p>
          </table:table-cell>
          <table:table-cell office:value-type="string">
            <text:p>đẩu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斤</text:p>
          </table:table-cell>
          <table:table-cell office:value-type="float" office:value="4">
            <text:p>4</text:p>
          </table:table-cell>
          <table:table-cell office:value-type="string">
            <text:p>jin</text:p>
          </table:table-cell>
          <table:table-cell office:value-type="string">
            <text:p>jīn</text:p>
          </table:table-cell>
          <table:table-cell office:value-type="string">
            <text:p>axe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斦,斧,新,斥,斬,斷</text:p>
          </table:table-cell>
          <table:table-cell office:value-type="string">
            <text:p>cân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方</text:p>
          </table:table-cell>
          <table:table-cell office:value-type="float" office:value="4">
            <text:p>4</text:p>
          </table:table-cell>
          <table:table-cell office:value-type="string">
            <text:p>ø fang</text:p>
          </table:table-cell>
          <table:table-cell office:value-type="string">
            <text:p>fāng</text:p>
          </table:table-cell>
          <table:table-cell office:value-type="string">
            <text:p>square</text:p>
          </table:table-cell>
          <table:table-cell/>
          <table:table-cell office:value-type="string">
            <text:p>see 冂凵风 Umfang</text:p>
          </table:table-cell>
          <table:table-cell/>
          <table:table-cell office:value-type="string">
            <text:p>方,放,旅,族</text:p>
          </table:table-cell>
          <table:table-cell office:value-type="string">
            <text:p>phương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无 (旡⺛)</text:p>
          </table:table-cell>
          <table:table-cell office:value-type="float" office:value="4">
            <text:p>4</text:p>
          </table:table-cell>
          <table:table-cell office:value-type="string">
            <text:p>wut</text:p>
          </table:table-cell>
          <table:table-cell office:value-type="string">
            <text:p>wú</text:p>
          </table:table-cell>
          <table:table-cell office:value-type="string">
            <text:p>not</text:p>
          </table:table-cell>
          <table:table-cell/>
          <table:table-cell office:value-type="string">
            <text:p>mo/no</text:p>
          </table:table-cell>
          <table:table-cell/>
          <table:table-cell office:value-type="string">
            <text:p>无,旡,既,旣</text:p>
          </table:table-cell>
          <table:table-cell office:value-type="string">
            <text:p>vô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日⺜</text:p>
          </table:table-cell>
          <table:table-cell office:value-type="float" office:value="4">
            <text:p>4</text:p>
          </table:table-cell>
          <table:table-cell office:value-type="string">
            <text:p>ri re ray</text:p>
          </table:table-cell>
          <table:table-cell office:value-type="string">
            <text:p>rì</text:p>
          </table:table-cell>
          <table:table-cell office:value-type="string">
            <text:p>sun</text:p>
          </table:table-cell>
          <table:table-cell office:value-type="string">
            <text:p>right eye</text:p>
          </table:table-cell>
          <table:table-cell office:value-type="string">
            <text:p>thrun sonn-rad</text:p>
          </table:table-cell>
          <table:table-cell/>
          <table:table-cell office:value-type="string">
            <text:p>日,白,百,明,的,映,時,晩</text:p>
          </table:table-cell>
          <table:table-cell office:value-type="string">
            <text:p>nhật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曰</text:p>
          </table:table-cell>
          <table:table-cell office:value-type="float" office:value="4">
            <text:p>4</text:p>
          </table:table-cell>
          <table:table-cell office:value-type="string">
            <text:p>yued</text:p>
          </table:table-cell>
          <table:table-cell office:value-type="string">
            <text:p>yuē</text:p>
          </table:table-cell>
          <table:table-cell office:value-type="string">
            <text:p>say</text:p>
          </table:table-cell>
          <table:table-cell/>
          <table:table-cell office:value-type="string">
            <text:p>reden chat</text:p>
          </table:table-cell>
          <table:table-cell/>
          <table:table-cell office:value-type="string">
            <text:p>書,最,晉,曷,曹,曾</text:p>
          </table:table-cell>
          <table:table-cell office:value-type="string">
            <text:p>viết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月⺝</text:p>
          </table:table-cell>
          <table:table-cell office:value-type="float" office:value="4">
            <text:p>4</text:p>
          </table:table-cell>
          <table:table-cell office:value-type="string">
            <text:p>yuen</text:p>
          </table:table-cell>
          <table:table-cell office:value-type="string">
            <text:p>yuè</text:p>
          </table:table-cell>
          <table:table-cell office:value-type="string">
            <text:p>moon</text:p>
          </table:table-cell>
          <table:table-cell/>
          <table:table-cell office:value-type="string">
            <text:p>yuen luen </text:p>
          </table:table-cell>
          <table:table-cell/>
          <table:table-cell office:value-type="string">
            <text:p>有you ,服,青,朝</text:p>
          </table:table-cell>
          <table:table-cell office:value-type="string">
            <text:p>nguyệt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木</text:p>
          </table:table-cell>
          <table:table-cell office:value-type="float" office:value="4">
            <text:p>4</text:p>
          </table:table-cell>
          <table:table-cell office:value-type="string">
            <text:p>mu</text:p>
          </table:table-cell>
          <table:table-cell office:value-type="string">
            <text:p>mù</text:p>
          </table:table-cell>
          <table:table-cell office:value-type="string">
            <text:p>tree</text:p>
          </table:table-cell>
          <table:table-cell/>
          <table:table-cell office:value-type="string">
            <text:p>mus mes-tree mwood</text:p>
          </table:table-cell>
          <table:table-cell/>
          <table:table-cell office:value-type="string">
            <text:p>木,杢,板,相,根,森,楽,機,末mo,本ben,杉,林</text:p>
          </table:table-cell>
          <table:table-cell office:value-type="string">
            <text:p>mộc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欠</text:p>
          </table:table-cell>
          <table:table-cell office:value-type="float" office:value="4">
            <text:p>4</text:p>
          </table:table-cell>
          <table:table-cell office:value-type="string">
            <text:p>qian</text:p>
          </table:table-cell>
          <table:table-cell office:value-type="string">
            <text:p>qiàn</text:p>
          </table:table-cell>
          <table:table-cell office:value-type="string">
            <text:p>lack</text:p>
          </table:table-cell>
          <table:table-cell table:number-columns-repeated="3"/>
          <table:table-cell office:value-type="string">
            <text:p>欣,欽,欧,欲,歌</text:p>
          </table:table-cell>
          <table:table-cell office:value-type="string">
            <text:p>khiếm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止</text:p>
          </table:table-cell>
          <table:table-cell office:value-type="float" office:value="4">
            <text:p>4</text:p>
          </table:table-cell>
          <table:table-cell office:value-type="string">
            <text:p>zhi</text:p>
          </table:table-cell>
          <table:table-cell office:value-type="string">
            <text:p>zhǐ</text:p>
          </table:table-cell>
          <table:table-cell office:value-type="string">
            <text:p>stop!</text:p>
          </table:table-cell>
          <table:table-cell/>
          <table:table-cell office:value-type="string">
            <text:p>正zhèng straight</text:p>
          </table:table-cell>
          <table:table-cell/>
          <table:table-cell office:value-type="string">
            <text:p>正,歩,此,步,武,歪,歲</text:p>
          </table:table-cell>
          <table:table-cell office:value-type="string">
            <text:p>chỉ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歹 (歺⺞)</text:p>
          </table:table-cell>
          <table:table-cell office:value-type="float" office:value="4">
            <text:p>4</text:p>
          </table:table-cell>
          <table:table-cell office:value-type="string">
            <text:p>dai</text:p>
          </table:table-cell>
          <table:table-cell office:value-type="string">
            <text:p>dǎi</text:p>
          </table:table-cell>
          <table:table-cell office:value-type="string">
            <text:p>death</text:p>
          </table:table-cell>
          <table:table-cell/>
          <table:table-cell office:value-type="string">
            <text:p>die</text:p>
          </table:table-cell>
          <table:table-cell/>
          <table:table-cell office:value-type="string">
            <text:p>死si.mon ,列,殕</text:p>
          </table:table-cell>
          <table:table-cell office:value-type="string">
            <text:p>ngạt/đãi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殳</text:p>
          </table:table-cell>
          <table:table-cell office:value-type="float" office:value="4">
            <text:p>4</text:p>
          </table:table-cell>
          <table:table-cell office:value-type="string">
            <text:p>shu </text:p>
          </table:table-cell>
          <table:table-cell office:value-type="string">
            <text:p>shū</text:p>
          </table:table-cell>
          <table:table-cell office:value-type="string">
            <text:p>weapon</text:p>
          </table:table-cell>
          <table:table-cell/>
          <table:table-cell office:value-type="string">
            <text:p>shoot shot Schuß</text:p>
          </table:table-cell>
          <table:table-cell office:value-type="string">
            <text:p>𓄝</text:p>
          </table:table-cell>
          <table:table-cell office:value-type="string">
            <text:p>役,投,殴,殷</text:p>
          </table:table-cell>
          <table:table-cell office:value-type="string">
            <text:p>thù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毋 (母, ⺟)</text:p>
          </table:table-cell>
          <table:table-cell office:value-type="float" office:value="4">
            <text:p>4</text:p>
          </table:table-cell>
          <table:table-cell office:value-type="string">
            <text:p>wu</text:p>
          </table:table-cell>
          <table:table-cell office:value-type="string">
            <text:p>wú</text:p>
          </table:table-cell>
          <table:table-cell office:value-type="string">
            <text:p>do not</text:p>
          </table:table-cell>
          <table:table-cell/>
          <table:table-cell office:value-type="string">
            <text:p>mo/no wu无 (旡)</text:p>
          </table:table-cell>
          <table:table-cell/>
          <table:table-cell office:value-type="string">
            <text:p>毋,母,毎,姆,梅</text:p>
          </table:table-cell>
          <table:table-cell office:value-type="string">
            <text:p>vô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比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bǐ</text:p>
          </table:table-cell>
          <table:table-cell office:value-type="string">
            <text:p>compare</text:p>
          </table:table-cell>
          <table:table-cell/>
          <table:table-cell office:value-type="string">
            <text:p>bi 2</text:p>
          </table:table-cell>
          <table:table-cell/>
          <table:table-cell office:value-type="string">
            <text:p>皆,批,毕,毖,毘,毚</text:p>
          </table:table-cell>
          <table:table-cell office:value-type="string">
            <text:p>tỷ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毛</text:p>
          </table:table-cell>
          <table:table-cell office:value-type="float" office:value="4">
            <text:p>4</text:p>
          </table:table-cell>
          <table:table-cell office:value-type="string">
            <text:p>mao</text:p>
          </table:table-cell>
          <table:table-cell office:value-type="string">
            <text:p>máo</text:p>
          </table:table-cell>
          <table:table-cell office:value-type="string">
            <text:p>fur</text:p>
          </table:table-cell>
          <table:table-cell/>
          <table:table-cell office:value-type="string">
            <text:p>mwool</text:p>
          </table:table-cell>
          <table:table-cell/>
          <table:table-cell office:value-type="string">
            <text:p>毟,毡,毦,毫,毳,耗</text:p>
          </table:table-cell>
          <table:table-cell office:value-type="string">
            <text:p>mao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氏</text:p>
          </table:table-cell>
          <table:table-cell office:value-type="float" office:value="4">
            <text:p>4</text:p>
          </table:table-cell>
          <table:table-cell office:value-type="string">
            <text:p>shicht</text:p>
          </table:table-cell>
          <table:table-cell office:value-type="string">
            <text:p>shì</text:p>
          </table:table-cell>
          <table:table-cell office:value-type="string">
            <text:p>clan</text:p>
          </table:table-cell>
          <table:table-cell/>
          <table:table-cell office:value-type="string">
            <text:p>Schicht:Min民 Schicht:Zeit 时shí</text:p>
          </table:table-cell>
          <table:table-cell/>
          <table:table-cell office:value-type="string">
            <text:p>氏,民mín=men=Volk,紙,婚,氓</text:p>
          </table:table-cell>
          <table:table-cell office:value-type="string">
            <text:p>thị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气</text:p>
          </table:table-cell>
          <table:table-cell office:value-type="float" office:value="4">
            <text:p>4</text:p>
          </table:table-cell>
          <table:table-cell office:value-type="string">
            <text:p>qi </text:p>
          </table:table-cell>
          <table:table-cell office:value-type="string">
            <text:p>qì</text:p>
          </table:table-cell>
          <table:table-cell office:value-type="string">
            <text:p>steam</text:p>
          </table:table-cell>
          <table:table-cell table:number-columns-repeated="3"/>
          <table:table-cell office:value-type="string">
            <text:p>気,汽,氧</text:p>
          </table:table-cell>
          <table:table-cell office:value-type="string">
            <text:p>khí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水 (氺,⺢ 氵⺡)</text:p>
          </table:table-cell>
          <table:table-cell office:value-type="float" office:value="4">
            <text:p>4</text:p>
          </table:table-cell>
          <table:table-cell office:value-type="string">
            <text:p>shui</text:p>
          </table:table-cell>
          <table:table-cell office:value-type="string">
            <text:p>shuǐ</text:p>
          </table:table-cell>
          <table:table-cell office:value-type="string">
            <text:p>water</text:p>
          </table:table-cell>
          <table:table-cell office:value-type="string">
            <text:p>??</text:p>
          </table:table-cell>
          <table:table-cell office:value-type="string">
            <text:p>shuüater sweat</text:p>
          </table:table-cell>
          <table:table-cell/>
          <table:table-cell office:value-type="string">
            <text:p>水,永,泳,決,治,海,演,漢,瀬</text:p>
          </table:table-cell>
          <table:table-cell office:value-type="string">
            <text:p>thủy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火 (灬⺣)</text:p>
          </table:table-cell>
          <table:table-cell office:value-type="float" office:value="4">
            <text:p>4</text:p>
          </table:table-cell>
          <table:table-cell office:value-type="string">
            <text:p>phuor</text:p>
          </table:table-cell>
          <table:table-cell office:value-type="string">
            <text:p>huǒ</text:p>
          </table:table-cell>
          <table:table-cell office:value-type="string">
            <text:p>fire</text:p>
          </table:table-cell>
          <table:table-cell/>
          <table:table-cell office:value-type="string">
            <text:p>phyro</text:p>
          </table:table-cell>
          <table:table-cell/>
          <table:table-cell office:value-type="string">
            <text:p>火,灯,毯,爆 (烈,烹,焦,然,煮)</text:p>
          </table:table-cell>
          <table:table-cell office:value-type="string">
            <text:p>hỏa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爪 (爫⺤⺥)</text:p>
          </table:table-cell>
          <table:table-cell office:value-type="float" office:value="4">
            <text:p>4</text:p>
          </table:table-cell>
          <table:table-cell office:value-type="string">
            <text:p>zhaown</text:p>
          </table:table-cell>
          <table:table-cell office:value-type="string">
            <text:p>zhǎo</text:p>
          </table:table-cell>
          <table:table-cell office:value-type="string">
            <text:p>claw</text:p>
          </table:table-cell>
          <table:table-cell office:value-type="string">
            <text:p>??</text:p>
          </table:table-cell>
          <table:table-cell office:value-type="string">
            <text:p>&lt;&gt; 牙yaw jaw claw zahn</text:p>
          </table:table-cell>
          <table:table-cell/>
          <table:table-cell office:value-type="string">
            <text:p>爬,爯,爭,爰,爲</text:p>
          </table:table-cell>
          <table:table-cell office:value-type="string">
            <text:p>trảo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父</text:p>
          </table:table-cell>
          <table:table-cell office:value-type="float" office:value="4">
            <text:p>4</text:p>
          </table:table-cell>
          <table:table-cell office:value-type="string">
            <text:p>fuđ</text:p>
          </table:table-cell>
          <table:table-cell office:value-type="string">
            <text:p>fù</text:p>
          </table:table-cell>
          <table:table-cell office:value-type="string">
            <text:p>father</text:p>
          </table:table-cell>
          <table:table-cell table:number-columns-repeated="3"/>
          <table:table-cell office:value-type="string">
            <text:p>斧,釜</text:p>
          </table:table-cell>
          <table:table-cell office:value-type="string">
            <text:p>phụ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爻</text:p>
          </table:table-cell>
          <table:table-cell office:value-type="float" office:value="4">
            <text:p>4</text:p>
          </table:table-cell>
          <table:table-cell office:value-type="string">
            <text:p>yao</text:p>
          </table:table-cell>
          <table:table-cell office:value-type="string">
            <text:p>yáo</text:p>
          </table:table-cell>
          <table:table-cell office:value-type="string">
            <text:p>double x</text:p>
          </table:table-cell>
          <table:table-cell table:number-columns-repeated="3"/>
          <table:table-cell office:value-type="string">
            <text:p>爼,爽,爾</text:p>
          </table:table-cell>
          <table:table-cell office:value-type="string">
            <text:p>hào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爿(丬⺦)片</text:p>
          </table:table-cell>
          <table:table-cell office:value-type="float" office:value="4">
            <text:p>4</text:p>
          </table:table-cell>
          <table:table-cell office:value-type="string">
            <text:p>qiang</text:p>
          </table:table-cell>
          <table:table-cell office:value-type="string">
            <text:p>qiáng</text:p>
          </table:table-cell>
          <table:table-cell office:value-type="string">
            <text:p>half, tree trunk</text:p>
          </table:table-cell>
          <table:table-cell/>
          <table:table-cell office:value-type="string">
            <text:p>chunk 1/片 pan:</text:p>
          </table:table-cell>
          <table:table-cell/>
          <table:table-cell office:value-type="string">
            <text:p>牀,奘,牃</text:p>
          </table:table-cell>
          <table:table-cell office:value-type="string">
            <text:p>tường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片</text:p>
          </table:table-cell>
          <table:table-cell office:value-type="float" office:value="4">
            <text:p>4</text:p>
          </table:table-cell>
          <table:table-cell office:value-type="string">
            <text:p>pian</text:p>
          </table:table-cell>
          <table:table-cell office:value-type="string">
            <text:p>piàn</text:p>
          </table:table-cell>
          <table:table-cell office:value-type="string">
            <text:p>slice</text:p>
          </table:table-cell>
          <table:table-cell/>
          <table:table-cell office:value-type="string">
            <text:p>爿pán plan plane pan fen ++</text:p>
          </table:table-cell>
          <table:table-cell/>
          <table:table-cell office:value-type="string">
            <text:p>版,牌,牒</text:p>
          </table:table-cell>
          <table:table-cell office:value-type="string">
            <text:p>phiến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牙</text:p>
          </table:table-cell>
          <table:table-cell office:value-type="float" office:value="4">
            <text:p>4</text:p>
          </table:table-cell>
          <table:table-cell office:value-type="string">
            <text:p>yaw</text:p>
          </table:table-cell>
          <table:table-cell office:value-type="string">
            <text:p>yá</text:p>
          </table:table-cell>
          <table:table-cell office:value-type="string">
            <text:p>fang Zahn</text:p>
          </table:table-cell>
          <table:table-cell/>
          <table:table-cell office:value-type="string">
            <text:p>jaw ~&gt; 矛mao</text:p>
          </table:table-cell>
          <table:table-cell/>
          <table:table-cell office:value-type="string">
            <text:p>芽,呀,牚</text:p>
          </table:table-cell>
          <table:table-cell office:value-type="string">
            <text:p>nha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牛 (牜⺧)</text:p>
          </table:table-cell>
          <table:table-cell office:value-type="float" office:value="4">
            <text:p>4</text:p>
          </table:table-cell>
          <table:table-cell office:value-type="string">
            <text:p>niu</text:p>
          </table:table-cell>
          <table:table-cell office:value-type="string">
            <text:p>niú</text:p>
          </table:table-cell>
          <table:table-cell office:value-type="string">
            <text:p>cow</text:p>
          </table:table-cell>
          <table:table-cell/>
          <table:table-cell office:value-type="string">
            <text:p>gnu-muh-moo-kuh</text:p>
          </table:table-cell>
          <table:table-cell/>
          <table:table-cell office:value-type="string">
            <text:p>告,牟,牧,物,特,解</text:p>
          </table:table-cell>
          <table:table-cell office:value-type="string">
            <text:p>ngưu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犬 (犭⺨Ϡ)</text:p>
          </table:table-cell>
          <table:table-cell office:value-type="float" office:value="4">
            <text:p>4</text:p>
          </table:table-cell>
          <table:table-cell office:value-type="string">
            <text:p>quan</text:p>
          </table:table-cell>
          <table:table-cell office:value-type="string">
            <text:p>quǎn</text:p>
          </table:table-cell>
          <table:table-cell office:value-type="string">
            <text:p>dog</text:p>
          </table:table-cell>
          <table:table-cell/>
          <table:table-cell office:value-type="string">
            <text:p>kuan chien 狗gǒu勾骨gǔ</text:p>
          </table:table-cell>
          <table:table-cell/>
          <table:table-cell office:value-type="string">
            <text:p>犬,犯,狂,狙,狗,献,獣,勾gōu=gnaw bone Kehle Klaue Haken Knochen: gǔ</text:p>
          </table:table-cell>
          <table:table-cell office:value-type="string">
            <text:p>khuyển</text:p>
          </table:table-cell>
        </table:table-row>
        <table:table-row table:style-name="ro2">
          <table:table-cell/>
          <table:table-cell office:value-type="string">
            <text:p>开</text:p>
          </table:table-cell>
          <table:table-cell office:value-type="float" office:value="4">
            <text:p>4</text:p>
          </table:table-cell>
          <table:table-cell office:value-type="string">
            <text:p>kai</text:p>
          </table:table-cell>
          <table:table-cell office:value-type="string">
            <text:p>kāi</text:p>
          </table:table-cell>
          <table:table-cell office:value-type="string">
            <text:p>open</text:p>
          </table:table-cell>
          <table:table-cell table:number-columns-repeated="3"/>
          <table:table-cell office:value-type="string">
            <text:p>open-&gt;井jǐng brunnen 𓅱Kü=cui隹</text:p>
          </table:table-cell>
          <table:table-cell/>
        </table:table-row>
        <table:table-row table:style-name="ro2">
          <table:table-cell/>
          <table:table-cell office:value-type="string">
            <text:p>壬</text:p>
          </table:table-cell>
          <table:table-cell office:value-type="float" office:value="4">
            <text:p>4</text:p>
          </table:table-cell>
          <table:table-cell office:value-type="string">
            <text:p>ren</text:p>
          </table:table-cell>
          <table:table-cell office:value-type="string">
            <text:p>rén</text:p>
          </table:table-cell>
          <table:table-cell table:number-columns-repeated="2"/>
          <table:table-cell office:value-type="string">
            <text:p>9th天干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长 [長] </text:p>
          </table:table-cell>
          <table:table-cell office:value-type="float" office:value="4">
            <text:p>4</text:p>
          </table:table-cell>
          <table:table-cell office:value-type="string">
            <text:p>zhang</text:p>
          </table:table-cell>
          <table:table-cell office:value-type="string">
            <text:p>zhǎng</text:p>
          </table:table-cell>
          <table:table-cell office:value-type="string">
            <text:p>grown elde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乍</text:p>
          </table:table-cell>
          <table:table-cell office:value-type="float" office:value="5">
            <text:p>5</text:p>
          </table:table-cell>
          <table:table-cell office:value-type="string">
            <text:p>zha </text:p>
          </table:table-cell>
          <table:table-cell office:value-type="string">
            <text:p>zhà</text:p>
          </table:table-cell>
          <table:table-cell office:value-type="string">
            <text:p>sudden</text:p>
          </table:table-cell>
          <table:table-cell/>
          <table:table-cell office:value-type="string">
            <text:p><text:s/>zeitpunkt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玄</text:p>
          </table:table-cell>
          <table:table-cell office:value-type="float" office:value="5">
            <text:p>5</text:p>
          </table:table-cell>
          <table:table-cell office:value-type="string">
            <text:p>xuan</text:p>
          </table:table-cell>
          <table:table-cell office:value-type="string">
            <text:p>xuán</text:p>
          </table:table-cell>
          <table:table-cell office:value-type="string">
            <text:p>profoundƒ black!</text:p>
          </table:table-cell>
          <table:table-cell office:value-type="string">
            <text:p>!?!</text:p>
          </table:table-cell>
          <table:table-cell office:value-type="string">
            <text:p>vs xi thread 糸糹系ji/xi vs cyan</text:p>
          </table:table-cell>
          <table:table-cell/>
          <table:table-cell office:value-type="string">
            <text:p>弦,玆 vs silk 丝 [絲] sī zink? &lt;&gt; si 夕</text:p>
          </table:table-cell>
          <table:table-cell office:value-type="string">
            <text:p>huyền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玉玊王⺩</text:p>
          </table:table-cell>
          <table:table-cell office:value-type="float" office:value="5">
            <text:p>5</text:p>
          </table:table-cell>
          <table:table-cell office:value-type="string">
            <text:p>yud yuw</text:p>
          </table:table-cell>
          <table:table-cell office:value-type="string">
            <text:p>yù</text:p>
          </table:table-cell>
          <table:table-cell office:value-type="string">
            <text:p>jade</text:p>
          </table:table-cell>
          <table:table-cell/>
          <table:table-cell office:value-type="string">
            <text:p>yuade royal jewels</text:p>
          </table:table-cell>
          <table:table-cell/>
          <table:table-cell office:value-type="string">
            <text:p>王,玉,主,弄,皇,理,差,聖</text:p>
          </table:table-cell>
          <table:table-cell office:value-type="string">
            <text:p>ngọc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瓜</text:p>
          </table:table-cell>
          <table:table-cell office:value-type="float" office:value="5">
            <text:p>5</text:p>
          </table:table-cell>
          <table:table-cell office:value-type="string">
            <text:p>guava</text:p>
          </table:table-cell>
          <table:table-cell office:value-type="string">
            <text:p>guā</text:p>
          </table:table-cell>
          <table:table-cell office:value-type="string">
            <text:p>melon</text:p>
          </table:table-cell>
          <table:table-cell/>
          <table:table-cell office:value-type="string">
            <text:p>guava</text:p>
          </table:table-cell>
          <table:table-cell/>
          <table:table-cell office:value-type="string">
            <text:p>呱,瓞</text:p>
          </table:table-cell>
          <table:table-cell office:value-type="string">
            <text:p>qua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瓦</text:p>
          </table:table-cell>
          <table:table-cell office:value-type="float" office:value="5">
            <text:p>5</text:p>
          </table:table-cell>
          <table:table-cell office:value-type="string">
            <text:p>wattle</text:p>
          </table:table-cell>
          <table:table-cell office:value-type="string">
            <text:p>wǎ</text:p>
          </table:table-cell>
          <table:table-cell office:value-type="string">
            <text:p>tile</text:p>
          </table:table-cell>
          <table:table-cell/>
          <table:table-cell office:value-type="string">
            <text:p>wattle</text:p>
          </table:table-cell>
          <table:table-cell/>
          <table:table-cell office:value-type="string">
            <text:p>瓧,瓮,甄</text:p>
          </table:table-cell>
          <table:table-cell office:value-type="string">
            <text:p>ngõa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甘</text:p>
          </table:table-cell>
          <table:table-cell office:value-type="float" office:value="5">
            <text:p>5</text:p>
          </table:table-cell>
          <table:table-cell office:value-type="string">
            <text:p>gan</text:p>
          </table:table-cell>
          <table:table-cell office:value-type="string">
            <text:p>gān</text:p>
          </table:table-cell>
          <table:table-cell office:value-type="string">
            <text:p>sweet</text:p>
          </table:table-cell>
          <table:table-cell table:number-columns-repeated="3"/>
          <table:table-cell office:value-type="string">
            <text:p>柑,甜,酣</text:p>
          </table:table-cell>
          <table:table-cell office:value-type="string">
            <text:p>cam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生</text:p>
          </table:table-cell>
          <table:table-cell office:value-type="float" office:value="5">
            <text:p>5</text:p>
          </table:table-cell>
          <table:table-cell office:value-type="string">
            <text:p>sheng</text:p>
          </table:table-cell>
          <table:table-cell office:value-type="string">
            <text:p>shēng</text:p>
          </table:table-cell>
          <table:table-cell office:value-type="string">
            <text:p>life</text:p>
          </table:table-cell>
          <table:table-cell/>
          <table:table-cell office:value-type="string">
            <text:p>shank</text:p>
          </table:table-cell>
          <table:table-cell/>
          <table:table-cell office:value-type="string">
            <text:p>牲,笙,甥</text:p>
          </table:table-cell>
          <table:table-cell office:value-type="string">
            <text:p>sinh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用</text:p>
          </table:table-cell>
          <table:table-cell office:value-type="float" office:value="5">
            <text:p>5</text:p>
          </table:table-cell>
          <table:table-cell office:value-type="string">
            <text:p>yong</text:p>
          </table:table-cell>
          <table:table-cell office:value-type="string">
            <text:p>yòng (shuǎi)</text:p>
          </table:table-cell>
          <table:table-cell office:value-type="string">
            <text:p>use</text:p>
          </table:table-cell>
          <table:table-cell table:number-columns-repeated="3"/>
          <table:table-cell office:value-type="string">
            <text:p>佣,甬,甯</text:p>
          </table:table-cell>
          <table:table-cell office:value-type="string">
            <text:p>dụng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田</text:p>
          </table:table-cell>
          <table:table-cell office:value-type="float" office:value="5">
            <text:p>5</text:p>
          </table:table-cell>
          <table:table-cell office:value-type="string">
            <text:p>tian</text:p>
          </table:table-cell>
          <table:table-cell office:value-type="string">
            <text:p>tián</text:p>
          </table:table-cell>
          <table:table-cell office:value-type="string">
            <text:p>field</text:p>
          </table:table-cell>
          <table:table-cell/>
          <table:table-cell office:value-type="string">
            <text:p>egyp.tian</text:p>
          </table:table-cell>
          <table:table-cell/>
          <table:table-cell office:value-type="string">
            <text:p>田,甲jiǎ <text:s text:c="2"/>町,思,留,略,番,</text:p>
          </table:table-cell>
          <table:table-cell office:value-type="string">
            <text:p>điền</text:p>
          </table:table-cell>
        </table:table-row>
        <table:table-row table:style-name="ro2">
          <table:table-cell/>
          <table:table-cell office:value-type="string">
            <text:p>甲</text:p>
          </table:table-cell>
          <table:table-cell office:value-type="float" office:value="5">
            <text:p>5</text:p>
          </table:table-cell>
          <table:table-cell office:value-type="string">
            <text:p>jia</text:p>
          </table:table-cell>
          <table:table-cell office:value-type="string">
            <text:p>jiǎ</text:p>
          </table:table-cell>
          <table:table-cell office:value-type="string">
            <text:p>1st erste Liga</text:p>
          </table:table-cell>
          <table:table-cell office:value-type="string">
            <text:p>jiana</text:p>
          </table:table-cell>
          <table:table-cell office:value-type="string">
            <text:p>1st 十干 19-21 Uhr</text:p>
          </table:table-cell>
          <table:table-cell/>
          <table:table-cell office:value-type="string">
            <text:p>申Shēn 单 Shàn Jana diǎn.*电典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疋 (⺪)</text:p>
          </table:table-cell>
          <table:table-cell office:value-type="float" office:value="5">
            <text:p>5</text:p>
          </table:table-cell>
          <table:table-cell office:value-type="string">
            <text:p>pi</text:p>
          </table:table-cell>
          <table:table-cell office:value-type="string">
            <text:p>pǐ</text:p>
          </table:table-cell>
          <table:table-cell office:value-type="string">
            <text:p>bolt of cloth</text:p>
          </table:table-cell>
          <table:table-cell/>
          <table:table-cell office:value-type="string">
            <text:p>pile piece</text:p>
          </table:table-cell>
          <table:table-cell/>
          <table:table-cell office:value-type="string">
            <text:p>疏,楚,胥,延</text:p>
          </table:table-cell>
          <table:table-cell office:value-type="string">
            <text:p>thất/sơ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疒</text:p>
          </table:table-cell>
          <table:table-cell office:value-type="float" office:value="5">
            <text:p>5</text:p>
          </table:table-cell>
          <table:table-cell office:value-type="string">
            <text:p>necr</text:p>
          </table:table-cell>
          <table:table-cell office:value-type="string">
            <text:p>nè</text:p>
          </table:table-cell>
          <table:table-cell office:value-type="string">
            <text:p>sickness</text:p>
          </table:table-cell>
          <table:table-cell/>
          <table:table-cell office:value-type="string">
            <text:p>nekrose</text:p>
          </table:table-cell>
          <table:table-cell/>
          <table:table-cell office:value-type="string">
            <text:p>病,症,痛,癌,癖</text:p>
          </table:table-cell>
          <table:table-cell office:value-type="string">
            <text:p>nạch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癶</text:p>
          </table:table-cell>
          <table:table-cell office:value-type="float" office:value="5">
            <text:p>5</text:p>
          </table:table-cell>
          <table:table-cell office:value-type="string">
            <text:p>bod</text:p>
          </table:table-cell>
          <table:table-cell office:value-type="string">
            <text:p>bō</text:p>
          </table:table-cell>
          <table:table-cell office:value-type="string">
            <text:p>dotted tent, legs</text:p>
          </table:table-cell>
          <table:table-cell/>
          <table:table-cell office:value-type="string">
            <text:p>beine pods</text:p>
          </table:table-cell>
          <table:table-cell/>
          <table:table-cell office:value-type="string">
            <text:p>発,登</text:p>
          </table:table-cell>
          <table:table-cell office:value-type="string">
            <text:p>bát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白</text:p>
          </table:table-cell>
          <table:table-cell office:value-type="float" office:value="5">
            <text:p>5</text:p>
          </table:table-cell>
          <table:table-cell office:value-type="string">
            <text:p>bai</text:p>
          </table:table-cell>
          <table:table-cell office:value-type="string">
            <text:p>bái</text:p>
          </table:table-cell>
          <table:table-cell office:value-type="string">
            <text:p>white</text:p>
          </table:table-cell>
          <table:table-cell/>
          <table:table-cell office:value-type="string">
            <text:p>bvait ??</text:p>
          </table:table-cell>
          <table:table-cell/>
          <table:table-cell office:value-type="string">
            <text:p>皃,的,皆,皇</text:p>
          </table:table-cell>
          <table:table-cell office:value-type="string">
            <text:p>bạch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皮</text:p>
          </table:table-cell>
          <table:table-cell office:value-type="float" office:value="5">
            <text:p>5</text:p>
          </table:table-cell>
          <table:table-cell office:value-type="string">
            <text:p>pi </text:p>
          </table:table-cell>
          <table:table-cell office:value-type="string">
            <text:p>pí</text:p>
          </table:table-cell>
          <table:table-cell office:value-type="string">
            <text:p>skin</text:p>
          </table:table-cell>
          <table:table-cell/>
          <table:table-cell office:value-type="string">
            <text:p>peal</text:p>
          </table:table-cell>
          <table:table-cell/>
          <table:table-cell office:value-type="string">
            <text:p>披,彼,波</text:p>
          </table:table-cell>
          <table:table-cell office:value-type="string">
            <text:p>bì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皿</text:p>
          </table:table-cell>
          <table:table-cell office:value-type="float" office:value="5">
            <text:p>5</text:p>
          </table:table-cell>
          <table:table-cell office:value-type="string">
            <text:p>min</text:p>
          </table:table-cell>
          <table:table-cell office:value-type="string">
            <text:p>mǐn</text:p>
          </table:table-cell>
          <table:table-cell office:value-type="string">
            <text:p>dish</text:p>
          </table:table-cell>
          <table:table-cell/>
          <table:table-cell office:value-type="string">
            <text:p>!</text:p>
          </table:table-cell>
          <table:table-cell/>
          <table:table-cell office:value-type="string">
            <text:p>盂,盉,盍,監,蘯</text:p>
          </table:table-cell>
          <table:table-cell office:value-type="string">
            <text:p>mãnh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目</text:p>
          </table:table-cell>
          <table:table-cell office:value-type="float" office:value="5">
            <text:p>5</text:p>
          </table:table-cell>
          <table:table-cell office:value-type="string">
            <text:p>mu</text:p>
          </table:table-cell>
          <table:table-cell office:value-type="string">
            <text:p>mù</text:p>
          </table:table-cell>
          <table:table-cell office:value-type="string">
            <text:p>eye</text:p>
          </table:table-cell>
          <table:table-cell office:value-type="string">
            <text:p>贝貝bèi,voir</text:p>
          </table:table-cell>
          <table:table-cell office:value-type="string">
            <text:p>mùyǎn mvoigen</text:p>
          </table:table-cell>
          <table:table-cell office:value-type="string">
            <text:p>𓁹</text:p>
          </table:table-cell>
          <table:table-cell office:value-type="string">
            <text:p>目,見jiàn=sehen,xǐng省,具,眠,眼,観</text:p>
          </table:table-cell>
          <table:table-cell office:value-type="string">
            <text:p>mục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矛</text:p>
          </table:table-cell>
          <table:table-cell office:value-type="float" office:value="5">
            <text:p>5</text:p>
          </table:table-cell>
          <table:table-cell office:value-type="string">
            <text:p>mao</text:p>
          </table:table-cell>
          <table:table-cell office:value-type="string">
            <text:p>máo</text:p>
          </table:table-cell>
          <table:table-cell office:value-type="string">
            <text:p>spear</text:p>
          </table:table-cell>
          <table:table-cell/>
          <table:table-cell office:value-type="string">
            <text:p>矢shi 牙yá 矛mo 末 mò 木 mù</text:p>
          </table:table-cell>
          <table:table-cell/>
          <table:table-cell office:value-type="string">
            <text:p>茅,矜</text:p>
          </table:table-cell>
          <table:table-cell office:value-type="string">
            <text:p>mâu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矢</text:p>
          </table:table-cell>
          <table:table-cell office:value-type="float" office:value="5">
            <text:p>5</text:p>
          </table:table-cell>
          <table:table-cell office:value-type="string">
            <text:p>shieß</text:p>
          </table:table-cell>
          <table:table-cell office:value-type="string">
            <text:p>shǐ</text:p>
          </table:table-cell>
          <table:table-cell office:value-type="string">
            <text:p>arrow</text:p>
          </table:table-cell>
          <table:table-cell/>
          <table:table-cell office:value-type="string">
            <text:p>schieß shoot &lt;&gt; shield</text:p>
          </table:table-cell>
          <table:table-cell office:value-type="string">
            <text:p>𓄝</text:p>
          </table:table-cell>
          <table:table-cell office:value-type="string">
            <text:p>医,族,矩</text:p>
          </table:table-cell>
          <table:table-cell office:value-type="string">
            <text:p>thỉ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石</text:p>
          </table:table-cell>
          <table:table-cell office:value-type="float" office:value="5">
            <text:p>5</text:p>
          </table:table-cell>
          <table:table-cell office:value-type="string">
            <text:p>shine</text:p>
          </table:table-cell>
          <table:table-cell office:value-type="string">
            <text:p>shí</text:p>
          </table:table-cell>
          <table:table-cell office:value-type="string">
            <text:p>stone</text:p>
          </table:table-cell>
          <table:table-cell/>
          <table:table-cell office:value-type="string">
            <text:p>shteine</text:p>
          </table:table-cell>
          <table:table-cell/>
          <table:table-cell office:value-type="string">
            <text:p>石,岩,砂,破,碑,碧</text:p>
          </table:table-cell>
          <table:table-cell office:value-type="string">
            <text:p>thạch</text:p>
          </table:table-cell>
        </table:table-row>
        <table:table-row table:style-name="ro1">
          <table:table-cell/>
          <table:table-cell office:value-type="string">
            <text:p>只</text:p>
          </table:table-cell>
          <table:table-cell/>
          <table:table-cell office:value-type="string">
            <text:p>zhier</text:p>
          </table:table-cell>
          <table:table-cell office:value-type="string">
            <text:p>zhī</text:p>
          </table:table-cell>
          <table:table-cell office:value-type="string">
            <text:p>pair / tier</text:p>
          </table:table-cell>
          <table:table-cell/>
          <table:table-cell office:value-type="string">
            <text:p>Tyr &lt;&gt; Tier deer</text:p>
          </table:table-cell>
          <table:table-cell office:value-type="string">
            <text:p>𓄜</text:p>
          </table:table-cell>
          <table:table-cell table:number-columns-repeated="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示 (礻)</text:p>
          </table:table-cell>
          <table:table-cell office:value-type="float" office:value="5">
            <text:p>5</text:p>
          </table:table-cell>
          <table:table-cell office:value-type="string">
            <text:p>shini</text:p>
          </table:table-cell>
          <table:table-cell office:value-type="string">
            <text:p>shì</text:p>
          </table:table-cell>
          <table:table-cell office:value-type="string">
            <text:p>spirit</text:p>
          </table:table-cell>
          <table:table-cell/>
          <table:table-cell office:value-type="string">
            <text:p>Gini Genie Jin</text:p>
          </table:table-cell>
          <table:table-cell/>
          <table:table-cell office:value-type="string">
            <text:p>示,礼,社,奈,神,祭,視,禁,福</text:p>
          </table:table-cell>
          <table:table-cell office:value-type="string">
            <text:p>thị/kỳ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禸</text:p>
          </table:table-cell>
          <table:table-cell office:value-type="float" office:value="5">
            <text:p>5</text:p>
          </table:table-cell>
          <table:table-cell office:value-type="string">
            <text:p>roud</text:p>
          </table:table-cell>
          <table:table-cell office:value-type="string">
            <text:p>róu</text:p>
          </table:table-cell>
          <table:table-cell office:value-type="string">
            <text:p>track</text:p>
          </table:table-cell>
          <table:table-cell/>
          <table:table-cell office:value-type="string">
            <text:p>road &lt;&gt; 路 lù rue</text:p>
          </table:table-cell>
          <table:table-cell office:value-type="string">
            <text:p>𓍯</text:p>
          </table:table-cell>
          <table:table-cell office:value-type="string">
            <text:p>禹,禺,禽</text:p>
          </table:table-cell>
          <table:table-cell office:value-type="string">
            <text:p>nhựu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禾</text:p>
          </table:table-cell>
          <table:table-cell office:value-type="float" office:value="5">
            <text:p>5</text:p>
          </table:table-cell>
          <table:table-cell office:value-type="string">
            <text:p>hern</text:p>
          </table:table-cell>
          <table:table-cell office:value-type="string">
            <text:p>hé</text:p>
          </table:table-cell>
          <table:table-cell office:value-type="string">
            <text:p>grain</text:p>
          </table:table-cell>
          <table:table-cell/>
          <table:table-cell office:value-type="string">
            <text:p>kern cairn corn…</text:p>
          </table:table-cell>
          <table:table-cell office:value-type="string">
            <text:p>𓇠 𓇡</text:p>
          </table:table-cell>
          <table:table-cell office:value-type="string">
            <text:p>利,私,季,和,科,香,秦,穀</text:p>
          </table:table-cell>
          <table:table-cell office:value-type="string">
            <text:p>hòa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穴</text:p>
          </table:table-cell>
          <table:table-cell office:value-type="float" office:value="5">
            <text:p>5</text:p>
          </table:table-cell>
          <table:table-cell office:value-type="string">
            <text:p>xue </text:p>
          </table:table-cell>
          <table:table-cell office:value-type="string">
            <text:p>xué</text:p>
          </table:table-cell>
          <table:table-cell office:value-type="string">
            <text:p>cave</text:p>
          </table:table-cell>
          <table:table-cell/>
          <table:table-cell office:value-type="string">
            <text:p>schutz ~ shield</text:p>
          </table:table-cell>
          <table:table-cell/>
          <table:table-cell office:value-type="string">
            <text:p>空,突,窅,窘,窩,窶,竇</text:p>
          </table:table-cell>
          <table:table-cell office:value-type="string">
            <text:p>huyệt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立</text:p>
          </table:table-cell>
          <table:table-cell office:value-type="float" office:value="5">
            <text:p>5</text:p>
          </table:table-cell>
          <table:table-cell office:value-type="string">
            <text:p>li</text:p>
          </table:table-cell>
          <table:table-cell office:value-type="string">
            <text:p>lì</text:p>
          </table:table-cell>
          <table:table-cell office:value-type="string">
            <text:p>stand</text:p>
          </table:table-cell>
          <table:table-cell/>
          <table:table-cell office:value-type="string">
            <text:p>link right</text:p>
          </table:table-cell>
          <table:table-cell/>
          <table:table-cell office:value-type="string">
            <text:p>立,音,産,翌,意,新,端,親,競</text:p>
          </table:table-cell>
          <table:table-cell office:value-type="string">
            <text:p>lập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占 (卜 )</text:p>
          </table:table-cell>
          <table:table-cell/>
          <table:table-cell office:value-type="string">
            <text:p>zhan</text:p>
          </table:table-cell>
          <table:table-cell office:value-type="string">
            <text:p>zhān</text:p>
          </table:table-cell>
          <table:table-cell/>
          <table:table-cell office:value-type="string">
            <text:p>sanktify</text:p>
          </table:table-cell>
          <table:table-cell office:value-type="string">
            <text:p>divination卜</text:p>
          </table:table-cell>
          <table:table-cell/>
          <table:table-cell office:value-type="string">
            <text:p>单 Shàn 圣 shèng 神 shén</text:p>
          </table:table-cell>
          <table:table-cell/>
        </table:table-row>
        <table:table-row table:style-name="ro2">
          <table:table-cell/>
          <table:table-cell office:value-type="string">
            <text:p>古 </text:p>
          </table:table-cell>
          <table:table-cell/>
          <table:table-cell office:value-type="string">
            <text:p>gu</text:p>
          </table:table-cell>
          <table:table-cell office:value-type="string">
            <text:p>gǔ</text:p>
          </table:table-cell>
          <table:table-cell office:value-type="string">
            <text:p>geo</text:p>
          </table:table-cell>
          <table:table-cell office:value-type="string">
            <text:p>♁</text:p>
          </table:table-cell>
          <table:table-cell office:value-type="string">
            <text:p>国guo 果guǒ <text:s/>勾☑gōud</text:p>
          </table:table-cell>
          <table:table-cell/>
          <table:table-cell office:value-type="string">
            <text:p>⼟ tu ㊏ ⏚ ☷ <text:s/>ta㆞地dì也 🜃 🌍🌏🌎 固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竹 (⺮)</text:p>
          </table:table-cell>
          <table:table-cell office:value-type="float" office:value="6">
            <text:p>6</text:p>
          </table:table-cell>
          <table:table-cell office:value-type="string">
            <text:p>zhuī</text:p>
          </table:table-cell>
          <table:table-cell office:value-type="string">
            <text:p>zhú</text:p>
          </table:table-cell>
          <table:table-cell office:value-type="string">
            <text:p>bamboo</text:p>
          </table:table-cell>
          <table:table-cell/>
          <table:table-cell office:value-type="string">
            <text:p>oder Augen eyes</text:p>
          </table:table-cell>
          <table:table-cell/>
          <table:table-cell office:value-type="string">
            <text:p>竺,笑,第,等,簡</text:p>
          </table:table-cell>
          <table:table-cell office:value-type="string">
            <text:p>trúc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米</text:p>
          </table:table-cell>
          <table:table-cell office:value-type="float" office:value="6">
            <text:p>6</text:p>
          </table:table-cell>
          <table:table-cell office:value-type="string">
            <text:p>miter</text:p>
          </table:table-cell>
          <table:table-cell office:value-type="string">
            <text:p>mǐ</text:p>
          </table:table-cell>
          <table:table-cell office:value-type="string">
            <text:p>rice</text:p>
          </table:table-cell>
          <table:table-cell/>
          <table:table-cell office:value-type="string">
            <text:p>mais / meter</text:p>
          </table:table-cell>
          <table:table-cell/>
          <table:table-cell office:value-type="string">
            <text:p>料,断,奥,糊,麟</text:p>
          </table:table-cell>
          <table:table-cell office:value-type="string">
            <text:p>mễ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糸 (糹纟⺯⺰)</text:p>
          </table:table-cell>
          <table:table-cell office:value-type="float" office:value="6">
            <text:p>6</text:p>
          </table:table-cell>
          <table:table-cell office:value-type="string">
            <text:p>mi</text:p>
          </table:table-cell>
          <table:table-cell office:value-type="string">
            <text:p>mì</text:p>
          </table:table-cell>
          <table:table-cell office:value-type="string">
            <text:p>silk</text:p>
          </table:table-cell>
          <table:table-cell/>
          <table:table-cell office:value-type="string">
            <text:p>丝[絲] sī silk &lt;&gt;color 彩色 cǎisè</text:p>
          </table:table-cell>
          <table:table-cell/>
          <table:table-cell office:value-type="string">
            <text:p>糸糹系ji/xi=tie/täu/zieh/thread 丝sīlk,級,紙,素,細,組,終,絵,紫 &lt;&gt; Sisal</text:p>
          </table:table-cell>
          <table:table-cell office:value-type="string">
            <text:p>mịch/ty[si]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缶</text:p>
          </table:table-cell>
          <table:table-cell office:value-type="float" office:value="6">
            <text:p>6</text:p>
          </table:table-cell>
          <table:table-cell office:value-type="string">
            <text:p>fou</text:p>
          </table:table-cell>
          <table:table-cell office:value-type="string">
            <text:p>fǒu</text:p>
          </table:table-cell>
          <table:table-cell office:value-type="string">
            <text:p>jar</text:p>
          </table:table-cell>
          <table:table-cell office:value-type="string">
            <text:p>!</text:p>
          </table:table-cell>
          <table:table-cell office:value-type="string">
            <text:p>Fass</text:p>
          </table:table-cell>
          <table:table-cell/>
          <table:table-cell office:value-type="string">
            <text:p>缶,缸,窑,陶</text:p>
          </table:table-cell>
          <table:table-cell office:value-type="string">
            <text:p>phẫu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网 (罒,⺲,罓,⺳)</text:p>
          </table:table-cell>
          <table:table-cell office:value-type="float" office:value="6">
            <text:p>6</text:p>
          </table:table-cell>
          <table:table-cell office:value-type="string">
            <text:p>wang</text:p>
          </table:table-cell>
          <table:table-cell office:value-type="string">
            <text:p>wǎng</text:p>
          </table:table-cell>
          <table:table-cell office:value-type="string">
            <text:p>net</text:p>
          </table:table-cell>
          <table:table-cell/>
          <table:table-cell office:value-type="string">
            <text:p>⺴ → fang 风凤 ... <text:s/>west 覀 vs net 罒</text:p>
          </table:table-cell>
          <table:table-cell/>
          <table:table-cell office:value-type="string">
            <text:p>買,罪,置,羅 <text:s/>⺵mesh</text:p>
          </table:table-cell>
          <table:table-cell office:value-type="string">
            <text:p>võng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羊 (⺶,⺷)</text:p>
          </table:table-cell>
          <table:table-cell office:value-type="float" office:value="6">
            <text:p>6</text:p>
          </table:table-cell>
          <table:table-cell office:value-type="string">
            <text:p>yang</text:p>
          </table:table-cell>
          <table:table-cell office:value-type="string">
            <text:p>yáng</text:p>
          </table:table-cell>
          <table:table-cell office:value-type="string">
            <text:p>sheep <text:s/>𓃙</text:p>
          </table:table-cell>
          <table:table-cell office:value-type="string">
            <text:p>shankh</text:p>
          </table:table-cell>
          <table:table-cell office:value-type="string">
            <text:p>羔羊 gāoyáng 阳</text:p>
          </table:table-cell>
          <table:table-cell office:value-type="string">
            <text:p>𓋹𓃶𓋩</text:p>
          </table:table-cell>
          <table:table-cell office:value-type="string">
            <text:p>着,羚,翔,着</text:p>
          </table:table-cell>
          <table:table-cell office:value-type="string">
            <text:p>dương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羽 </text:p>
          </table:table-cell>
          <table:table-cell office:value-type="float" office:value="6">
            <text:p>6</text:p>
          </table:table-cell>
          <table:table-cell office:value-type="string">
            <text:p>yust</text:p>
          </table:table-cell>
          <table:table-cell office:value-type="string">
            <text:p>yǔ</text:p>
          </table:table-cell>
          <table:table-cell office:value-type="string">
            <text:p>feather</text:p>
          </table:table-cell>
          <table:table-cell/>
          <table:table-cell office:value-type="string">
            <text:p>义 Yìustice 𓏮 𓇌 <text:s/>⺸ ewe!</text:p>
          </table:table-cell>
          <table:table-cell office:value-type="string">
            <text:p>𓆄𓆄 𓇌</text:p>
          </table:table-cell>
          <table:table-cell office:value-type="string">
            <text:p>習,翀,翁,翔</text:p>
          </table:table-cell>
          <table:table-cell office:value-type="string">
            <text:p>vũ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老 (耂 ⺹) </text:p>
          </table:table-cell>
          <table:table-cell office:value-type="float" office:value="6">
            <text:p>6</text:p>
          </table:table-cell>
          <table:table-cell office:value-type="string">
            <text:p>lao</text:p>
          </table:table-cell>
          <table:table-cell office:value-type="string">
            <text:p>lǎo</text:p>
          </table:table-cell>
          <table:table-cell office:value-type="string">
            <text:p>old</text:p>
          </table:table-cell>
          <table:table-cell table:number-columns-repeated="3"/>
          <table:table-cell office:value-type="string">
            <text:p>耆,孝,耋</text:p>
          </table:table-cell>
          <table:table-cell office:value-type="string">
            <text:p>lão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而</text:p>
          </table:table-cell>
          <table:table-cell office:value-type="float" office:value="6">
            <text:p>6</text:p>
          </table:table-cell>
          <table:table-cell office:value-type="string">
            <text:p>er</text:p>
          </table:table-cell>
          <table:table-cell office:value-type="string">
            <text:p>ér</text:p>
          </table:table-cell>
          <table:table-cell office:value-type="string">
            <text:p>and</text:p>
          </table:table-cell>
          <table:table-cell table:number-columns-repeated="3"/>
          <table:table-cell office:value-type="string">
            <text:p>耎,耐,耑</text:p>
          </table:table-cell>
          <table:table-cell office:value-type="string">
            <text:p>nhi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耒</text:p>
          </table:table-cell>
          <table:table-cell office:value-type="float" office:value="6">
            <text:p>6</text:p>
          </table:table-cell>
          <table:table-cell office:value-type="string">
            <text:p>lei</text:p>
          </table:table-cell>
          <table:table-cell office:value-type="string">
            <text:p>lěi</text:p>
          </table:table-cell>
          <table:table-cell office:value-type="string">
            <text:p>plow</text:p>
          </table:table-cell>
          <table:table-cell table:number-columns-repeated="3"/>
          <table:table-cell office:value-type="string">
            <text:p>耔,耝,耨,耰</text:p>
          </table:table-cell>
          <table:table-cell office:value-type="string">
            <text:p>lỗi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耳</text:p>
          </table:table-cell>
          <table:table-cell office:value-type="float" office:value="6">
            <text:p>6</text:p>
          </table:table-cell>
          <table:table-cell office:value-type="string">
            <text:p>er</text:p>
          </table:table-cell>
          <table:table-cell office:value-type="string">
            <text:p>ěr</text:p>
          </table:table-cell>
          <table:table-cell office:value-type="string">
            <text:p>ear</text:p>
          </table:table-cell>
          <table:table-cell/>
          <table:table-cell office:value-type="string">
            <text:p>ear Ohr 𓄔 hear</text:p>
          </table:table-cell>
          <table:table-cell office:value-type="string">
            <text:p>𓄕𓇥𓇣</text:p>
          </table:table-cell>
          <table:table-cell office:value-type="string">
            <text:p>取,聞,職,叢</text:p>
          </table:table-cell>
          <table:table-cell office:value-type="string">
            <text:p>nhĩ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聿 ⺺ (⺻)</text:p>
          </table:table-cell>
          <table:table-cell office:value-type="float" office:value="6">
            <text:p>6</text:p>
          </table:table-cell>
          <table:table-cell office:value-type="string">
            <text:p>yu</text:p>
          </table:table-cell>
          <table:table-cell office:value-type="string">
            <text:p>yù</text:p>
          </table:table-cell>
          <table:table-cell office:value-type="string">
            <text:p>brush</text:p>
          </table:table-cell>
          <table:table-cell table:number-columns-repeated="3"/>
          <table:table-cell office:value-type="string">
            <text:p>律,書,建</text:p>
          </table:table-cell>
          <table:table-cell office:value-type="string">
            <text:p>duật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肉 (⺼)</text:p>
          </table:table-cell>
          <table:table-cell office:value-type="float" office:value="6">
            <text:p>6</text:p>
          </table:table-cell>
          <table:table-cell office:value-type="string">
            <text:p>rouh</text:p>
          </table:table-cell>
          <table:table-cell office:value-type="string">
            <text:p>ròu</text:p>
          </table:table-cell>
          <table:table-cell office:value-type="string">
            <text:p>meat</text:p>
          </table:table-cell>
          <table:table-cell/>
          <table:table-cell office:value-type="string">
            <text:p>禸 roh rho ϱ</text:p>
          </table:table-cell>
          <table:table-cell office:value-type="string">
            <text:p>𓍯</text:p>
          </table:table-cell>
          <table:table-cell office:value-type="string">
            <text:p>肉,肖,股,胃,腅,脤</text:p>
          </table:table-cell>
          <table:table-cell office:value-type="string">
            <text:p>nhục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臣</text:p>
          </table:table-cell>
          <table:table-cell office:value-type="float" office:value="6">
            <text:p>6</text:p>
          </table:table-cell>
          <table:table-cell office:value-type="string">
            <text:p>chen</text:p>
          </table:table-cell>
          <table:table-cell office:value-type="string">
            <text:p>chén</text:p>
          </table:table-cell>
          <table:table-cell office:value-type="string">
            <text:p>minister</text:p>
          </table:table-cell>
          <table:table-cell/>
          <table:table-cell office:value-type="string">
            <text:p>&lt;&gt; <text:s/>申 Shēn system : order</text:p>
          </table:table-cell>
          <table:table-cell/>
          <table:table-cell office:value-type="string">
            <text:p>臥,宦,蔵</text:p>
          </table:table-cell>
          <table:table-cell office:value-type="string">
            <text:p>thần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自</text:p>
          </table:table-cell>
          <table:table-cell office:value-type="float" office:value="6">
            <text:p>6</text:p>
          </table:table-cell>
          <table:table-cell office:value-type="string">
            <text:p>zi</text:p>
          </table:table-cell>
          <table:table-cell office:value-type="string">
            <text:p>zì</text:p>
          </table:table-cell>
          <table:table-cell office:value-type="string">
            <text:p>self</text:p>
          </table:table-cell>
          <table:table-cell/>
          <table:table-cell office:value-type="string">
            <text:p>己 jǐ</text:p>
          </table:table-cell>
          <table:table-cell/>
          <table:table-cell office:value-type="string">
            <text:p>自,臫,臬,臲</text:p>
          </table:table-cell>
          <table:table-cell office:value-type="string">
            <text:p>tự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至</text:p>
          </table:table-cell>
          <table:table-cell office:value-type="float" office:value="6">
            <text:p>6</text:p>
          </table:table-cell>
          <table:table-cell office:value-type="string">
            <text:p>zhi</text:p>
          </table:table-cell>
          <table:table-cell office:value-type="string">
            <text:p>zhì</text:p>
          </table:table-cell>
          <table:table-cell office:value-type="string">
            <text:p>arrive</text:p>
          </table:table-cell>
          <table:table-cell table:number-columns-repeated="3"/>
          <table:table-cell office:value-type="string">
            <text:p>致,臸,臺</text:p>
          </table:table-cell>
          <table:table-cell office:value-type="string">
            <text:p>chí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臼 ⺽</text:p>
          </table:table-cell>
          <table:table-cell office:value-type="float" office:value="6">
            <text:p>6</text:p>
          </table:table-cell>
          <table:table-cell office:value-type="string">
            <text:p>jiu</text:p>
          </table:table-cell>
          <table:table-cell office:value-type="string">
            <text:p>jiù</text:p>
          </table:table-cell>
          <table:table-cell office:value-type="string">
            <text:p>mortar</text:p>
          </table:table-cell>
          <table:table-cell/>
          <table:table-cell office:value-type="string">
            <text:p>&lt;&gt; jar?</text:p>
          </table:table-cell>
          <table:table-cell/>
          <table:table-cell office:value-type="string">
            <text:p>桕,舅,舂,鼠,插</text:p>
          </table:table-cell>
          <table:table-cell office:value-type="string">
            <text:p>cữu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舌</text:p>
          </table:table-cell>
          <table:table-cell office:value-type="float" office:value="6">
            <text:p>6</text:p>
          </table:table-cell>
          <table:table-cell office:value-type="string">
            <text:p>she </text:p>
          </table:table-cell>
          <table:table-cell office:value-type="string">
            <text:p>shé</text:p>
          </table:table-cell>
          <table:table-cell office:value-type="string">
            <text:p>tongue</text:p>
          </table:table-cell>
          <table:table-cell/>
          <table:table-cell office:value-type="string">
            <text:p>tz[unge]</text:p>
          </table:table-cell>
          <table:table-cell/>
          <table:table-cell office:value-type="string">
            <text:p>乱,适,話,舍</text:p>
          </table:table-cell>
          <table:table-cell office:value-type="string">
            <text:p>thiệt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舛</text:p>
          </table:table-cell>
          <table:table-cell office:value-type="float" office:value="6">
            <text:p>6</text:p>
          </table:table-cell>
          <table:table-cell office:value-type="string">
            <text:p>chuan</text:p>
          </table:table-cell>
          <table:table-cell office:value-type="string">
            <text:p>chuǎn</text:p>
          </table:table-cell>
          <table:table-cell office:value-type="string">
            <text:p>oppose</text:p>
          </table:table-cell>
          <table:table-cell table:number-columns-repeated="3"/>
          <table:table-cell office:value-type="string">
            <text:p>舛,舜,舞</text:p>
          </table:table-cell>
          <table:table-cell office:value-type="string">
            <text:p>suyễn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舟</text:p>
          </table:table-cell>
          <table:table-cell office:value-type="float" office:value="6">
            <text:p>6</text:p>
          </table:table-cell>
          <table:table-cell office:value-type="string">
            <text:p>zhou</text:p>
          </table:table-cell>
          <table:table-cell office:value-type="string">
            <text:p>zhōu</text:p>
          </table:table-cell>
          <table:table-cell office:value-type="string">
            <text:p>boat</text:p>
          </table:table-cell>
          <table:table-cell table:number-columns-repeated="3"/>
          <table:table-cell office:value-type="string">
            <text:p>航,船,艦</text:p>
          </table:table-cell>
          <table:table-cell office:value-type="string">
            <text:p>chu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艮</text:p>
          </table:table-cell>
          <table:table-cell office:value-type="float" office:value="6">
            <text:p>6</text:p>
          </table:table-cell>
          <table:table-cell office:value-type="string">
            <text:p>gen</text:p>
          </table:table-cell>
          <table:table-cell office:value-type="string">
            <text:p>gēn</text:p>
          </table:table-cell>
          <table:table-cell office:value-type="string">
            <text:p>stopping ƒ</text:p>
          </table:table-cell>
          <table:table-cell/>
          <table:table-cell office:value-type="string">
            <text:p>® GEN.EVA</text:p>
          </table:table-cell>
          <table:table-cell/>
          <table:table-cell office:value-type="string">
            <text:p>良,飲,很</text:p>
          </table:table-cell>
          <table:table-cell office:value-type="string">
            <text:p>cấn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色</text:p>
          </table:table-cell>
          <table:table-cell office:value-type="float" office:value="6">
            <text:p>6</text:p>
          </table:table-cell>
          <table:table-cell office:value-type="string">
            <text:p>se</text:p>
          </table:table-cell>
          <table:table-cell office:value-type="string">
            <text:p>sè</text:p>
          </table:table-cell>
          <table:table-cell office:value-type="string">
            <text:p>color</text:p>
          </table:table-cell>
          <table:table-cell/>
          <table:table-cell office:value-type="string">
            <text:p>巴 bā</text:p>
          </table:table-cell>
          <table:table-cell/>
          <table:table-cell office:value-type="string">
            <text:p>色,艴,艷</text:p>
          </table:table-cell>
          <table:table-cell office:value-type="string">
            <text:p>sắc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艸 (艹⺾⺿⻀)</text:p>
          </table:table-cell>
          <table:table-cell office:value-type="float" office:value="6">
            <text:p>6</text:p>
          </table:table-cell>
          <table:table-cell office:value-type="string">
            <text:p>cao</text:p>
          </table:table-cell>
          <table:table-cell office:value-type="string">
            <text:p>cǎo</text:p>
          </table:table-cell>
          <table:table-cell office:value-type="string">
            <text:p>grass</text:p>
          </table:table-cell>
          <table:table-cell table:number-columns-repeated="3"/>
          <table:table-cell office:value-type="string">
            <text:p>共,花,英,苦,草,茶,落,幕,靴,鞄,薬</text:p>
          </table:table-cell>
          <table:table-cell office:value-type="string">
            <text:p>thảo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虍 ⻁</text:p>
          </table:table-cell>
          <table:table-cell office:value-type="float" office:value="6">
            <text:p>6</text:p>
          </table:table-cell>
          <table:table-cell office:value-type="string">
            <text:p>hu </text:p>
          </table:table-cell>
          <table:table-cell office:value-type="string">
            <text:p>hū</text:p>
          </table:table-cell>
          <table:table-cell office:value-type="string">
            <text:p>tiger</text:p>
          </table:table-cell>
          <table:table-cell table:number-columns-repeated="3"/>
          <table:table-cell office:value-type="string">
            <text:p>虎,虐,彪,虒</text:p>
          </table:table-cell>
          <table:table-cell office:value-type="string">
            <text:p>hô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虫</text:p>
          </table:table-cell>
          <table:table-cell office:value-type="float" office:value="6">
            <text:p>6</text:p>
          </table:table-cell>
          <table:table-cell office:value-type="string">
            <text:p>chong</text:p>
          </table:table-cell>
          <table:table-cell office:value-type="string">
            <text:p>chóng</text:p>
          </table:table-cell>
          <table:table-cell office:value-type="string">
            <text:p>insect</text:p>
          </table:table-cell>
          <table:table-cell table:number-columns-repeated="3"/>
          <table:table-cell office:value-type="string">
            <text:p>蚯,蚓,強,触,蟻,蟹</text:p>
          </table:table-cell>
          <table:table-cell office:value-type="string">
            <text:p>trùng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血</text:p>
          </table:table-cell>
          <table:table-cell office:value-type="float" office:value="6">
            <text:p>6</text:p>
          </table:table-cell>
          <table:table-cell office:value-type="string">
            <text:p>xue </text:p>
          </table:table-cell>
          <table:table-cell office:value-type="string">
            <text:p>xuè</text:p>
          </table:table-cell>
          <table:table-cell office:value-type="string">
            <text:p>blood</text:p>
          </table:table-cell>
          <table:table-cell office:value-type="string">
            <text:p>!</text:p>
          </table:table-cell>
          <table:table-cell office:value-type="string">
            <text:p>&lt;ming</text:p>
          </table:table-cell>
          <table:table-cell/>
          <table:table-cell office:value-type="string">
            <text:p>洫,衁,衅,衆</text:p>
          </table:table-cell>
          <table:table-cell office:value-type="string">
            <text:p>huyết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行</text:p>
          </table:table-cell>
          <table:table-cell office:value-type="float" office:value="6">
            <text:p>6</text:p>
          </table:table-cell>
          <table:table-cell office:value-type="string">
            <text:p>xing</text:p>
          </table:table-cell>
          <table:table-cell office:value-type="string">
            <text:p>xíng</text:p>
          </table:table-cell>
          <table:table-cell office:value-type="string">
            <text:p>walk enclosure</text:p>
          </table:table-cell>
          <table:table-cell table:number-columns-repeated="3"/>
          <table:table-cell office:value-type="string">
            <text:p>行,衍,術,衝</text:p>
          </table:table-cell>
          <table:table-cell office:value-type="string">
            <text:p>hành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衣 (衤⺭⻂)</text:p>
          </table:table-cell>
          <table:table-cell office:value-type="float" office:value="6">
            <text:p>6</text:p>
          </table:table-cell>
          <table:table-cell office:value-type="string">
            <text:p>yi</text:p>
          </table:table-cell>
          <table:table-cell office:value-type="string">
            <text:p>yī</text:p>
          </table:table-cell>
          <table:table-cell office:value-type="string">
            <text:p>clothes</text:p>
          </table:table-cell>
          <table:table-cell/>
          <table:table-cell office:value-type="string">
            <text:p>幺yao &lt;&gt; thread silk</text:p>
          </table:table-cell>
          <table:table-cell/>
          <table:table-cell office:value-type="string">
            <text:p>衣,初,被,装,裁,複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襾 (西,覀⻃⻄)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xī</text:p>
          </table:table-cell>
          <table:table-cell office:value-type="string">
            <text:p>west</text:p>
          </table:table-cell>
          <table:table-cell/>
          <table:table-cell office:value-type="string">
            <text:p>覀 vs net 罒,⺲ 西 vs wine酉</text:p>
          </table:table-cell>
          <table:table-cell/>
          <table:table-cell office:value-type="string">
            <text:p>西,要,覊</text:p>
          </table:table-cell>
          <table:table-cell office:value-type="string">
            <text:p>tây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見 (见 ⻅)</text:p>
          </table:table-cell>
          <table:table-cell office:value-type="float" office:value="7">
            <text:p>7</text:p>
          </table:table-cell>
          <table:table-cell office:value-type="string">
            <text:p>jian</text:p>
          </table:table-cell>
          <table:table-cell office:value-type="string">
            <text:p>jiàn</text:p>
          </table:table-cell>
          <table:table-cell office:value-type="string">
            <text:p>see</text:p>
          </table:table-cell>
          <table:table-cell/>
          <table:table-cell office:value-type="string">
            <text:p>seen ßihan vs bei<text:tab/>贝shell</text:p>
          </table:table-cell>
          <table:table-cell/>
          <table:table-cell office:value-type="string">
            <text:p>規,親,覺,觀</text:p>
          </table:table-cell>
          <table:table-cell office:value-type="string">
            <text:p>kiến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角 ⻆ ⻇</text:p>
          </table:table-cell>
          <table:table-cell office:value-type="float" office:value="7">
            <text:p>7</text:p>
          </table:table-cell>
          <table:table-cell office:value-type="string">
            <text:p>jiao</text:p>
          </table:table-cell>
          <table:table-cell office:value-type="string">
            <text:p>jiǎo</text:p>
          </table:table-cell>
          <table:table-cell office:value-type="string">
            <text:p>horn</text:p>
          </table:table-cell>
          <table:table-cell table:number-columns-repeated="3"/>
          <table:table-cell office:value-type="string">
            <text:p>觚,解,觕,觥,觸</text:p>
          </table:table-cell>
          <table:table-cell office:value-type="string">
            <text:p>giác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言 (訁讠⻈)</text:p>
          </table:table-cell>
          <table:table-cell office:value-type="float" office:value="7">
            <text:p>7</text:p>
          </table:table-cell>
          <table:table-cell office:value-type="string">
            <text:p>yan</text:p>
          </table:table-cell>
          <table:table-cell office:value-type="string">
            <text:p>yán</text:p>
          </table:table-cell>
          <table:table-cell office:value-type="string">
            <text:p>speech</text:p>
          </table:table-cell>
          <table:table-cell table:number-columns-repeated="3"/>
          <table:table-cell office:value-type="string">
            <text:p>誁,詋,詔,評,詗,詥,試,詧</text:p>
          </table:table-cell>
          <table:table-cell office:value-type="string">
            <text:p>ngôn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谷</text:p>
          </table:table-cell>
          <table:table-cell office:value-type="float" office:value="7">
            <text:p>7</text:p>
          </table:table-cell>
          <table:table-cell office:value-type="string">
            <text:p>gu</text:p>
          </table:table-cell>
          <table:table-cell office:value-type="string">
            <text:p>gǔ</text:p>
          </table:table-cell>
          <table:table-cell office:value-type="string">
            <text:p>valley</text:p>
          </table:table-cell>
          <table:table-cell/>
          <table:table-cell office:value-type="string">
            <text:p>gorge</text:p>
          </table:table-cell>
          <table:table-cell/>
          <table:table-cell office:value-type="string">
            <text:p>谿,豀,谸</text:p>
          </table:table-cell>
          <table:table-cell office:value-type="string">
            <text:p>cốc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豆</text:p>
          </table:table-cell>
          <table:table-cell office:value-type="float" office:value="7">
            <text:p>7</text:p>
          </table:table-cell>
          <table:table-cell office:value-type="string">
            <text:p>dou</text:p>
          </table:table-cell>
          <table:table-cell office:value-type="string">
            <text:p>dòu</text:p>
          </table:table-cell>
          <table:table-cell office:value-type="string">
            <text:p>bean</text:p>
          </table:table-cell>
          <table:table-cell/>
          <table:table-cell office:value-type="string">
            <text:p>Topf! dou/tee … !</text:p>
          </table:table-cell>
          <table:table-cell/>
          <table:table-cell office:value-type="string">
            <text:p>豈,豐,豎</text:p>
          </table:table-cell>
          <table:table-cell office:value-type="string">
            <text:p>đậu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豕</text:p>
          </table:table-cell>
          <table:table-cell office:value-type="float" office:value="7">
            <text:p>7</text:p>
          </table:table-cell>
          <table:table-cell office:value-type="string">
            <text:p>shiwein</text:p>
          </table:table-cell>
          <table:table-cell office:value-type="string">
            <text:p>shǐ</text:p>
          </table:table-cell>
          <table:table-cell office:value-type="string">
            <text:p>pig</text:p>
          </table:table-cell>
          <table:table-cell/>
          <table:table-cell office:value-type="string">
            <text:p>swine</text:p>
          </table:table-cell>
          <table:table-cell/>
          <table:table-cell office:value-type="string">
            <text:p>豖,豚,象</text:p>
          </table:table-cell>
          <table:table-cell office:value-type="string">
            <text:p>thỉ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豸(犭)</text:p>
          </table:table-cell>
          <table:table-cell office:value-type="float" office:value="7">
            <text:p>7</text:p>
          </table:table-cell>
          <table:table-cell office:value-type="string">
            <text:p>zhi</text:p>
          </table:table-cell>
          <table:table-cell office:value-type="string">
            <text:p>zhì</text:p>
          </table:table-cell>
          <table:table-cell office:value-type="string">
            <text:p>badger</text:p>
          </table:table-cell>
          <table:table-cell/>
          <table:table-cell office:value-type="string">
            <text:p>豸 zhì beasts of prey</text:p>
          </table:table-cell>
          <table:table-cell/>
          <table:table-cell office:value-type="string">
            <text:p>豹,貌,貓,貈,貉</text:p>
          </table:table-cell>
          <table:table-cell office:value-type="string">
            <text:p>trãi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貝 ( 贝⻉)</text:p>
          </table:table-cell>
          <table:table-cell office:value-type="float" office:value="7">
            <text:p>7</text:p>
          </table:table-cell>
          <table:table-cell office:value-type="string">
            <text:p>bei</text:p>
          </table:table-cell>
          <table:table-cell office:value-type="string">
            <text:p>bèi</text:p>
          </table:table-cell>
          <table:table-cell office:value-type="string">
            <text:p>shell</text:p>
          </table:table-cell>
          <table:table-cell office:value-type="string">
            <text:p>!</text:p>
          </table:table-cell>
          <table:table-cell office:value-type="string">
            <text:p>vs 见 jian sehen</text:p>
          </table:table-cell>
          <table:table-cell/>
          <table:table-cell office:value-type="string">
            <text:p>財,賊,賜,贛,貧,貨,貫,貿</text:p>
          </table:table-cell>
          <table:table-cell office:value-type="string">
            <text:p>bối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赤</text:p>
          </table:table-cell>
          <table:table-cell office:value-type="float" office:value="7">
            <text:p>7</text:p>
          </table:table-cell>
          <table:table-cell office:value-type="string">
            <text:p>chì</text:p>
          </table:table-cell>
          <table:table-cell office:value-type="string">
            <text:p>chì</text:p>
          </table:table-cell>
          <table:table-cell office:value-type="string">
            <text:p>red</text:p>
          </table:table-cell>
          <table:table-cell/>
          <table:table-cell office:value-type="string">
            <text:p>/</text:p>
          </table:table-cell>
          <table:table-cell/>
          <table:table-cell office:value-type="string">
            <text:p>赫,赭</text:p>
          </table:table-cell>
          <table:table-cell office:value-type="string">
            <text:p>xích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走 (赱)</text:p>
          </table:table-cell>
          <table:table-cell office:value-type="float" office:value="7">
            <text:p>7</text:p>
          </table:table-cell>
          <table:table-cell office:value-type="string">
            <text:p>zou</text:p>
          </table:table-cell>
          <table:table-cell office:value-type="string">
            <text:p>zǒu</text:p>
          </table:table-cell>
          <table:table-cell office:value-type="string">
            <text:p>run</text:p>
          </table:table-cell>
          <table:table-cell/>
          <table:table-cell office:value-type="string">
            <text:p>go! &lt;&lt; zú 足 (⻊) foot</text:p>
          </table:table-cell>
          <table:table-cell/>
          <table:table-cell office:value-type="string">
            <text:p>赴,起,超</text:p>
          </table:table-cell>
          <table:table-cell office:value-type="string">
            <text:p>tẩu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足 (⻊)</text:p>
          </table:table-cell>
          <table:table-cell office:value-type="float" office:value="7">
            <text:p>7</text:p>
          </table:table-cell>
          <table:table-cell office:value-type="string">
            <text:p>zu</text:p>
          </table:table-cell>
          <table:table-cell office:value-type="string">
            <text:p>zú</text:p>
          </table:table-cell>
          <table:table-cell office:value-type="string">
            <text:p>foot</text:p>
          </table:table-cell>
          <table:table-cell/>
          <table:table-cell office:value-type="string">
            <text:p>shoe Schuh &lt;&gt; 辵 (辶,⻌,⻍)</text:p>
          </table:table-cell>
          <table:table-cell/>
          <table:table-cell office:value-type="string">
            <text:p>跑,跨,跟,跪,路,辵 (辶,⻌,⻍)足 (⻊)</text:p>
          </table:table-cell>
          <table:table-cell office:value-type="string">
            <text:p>túc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身</text:p>
          </table:table-cell>
          <table:table-cell office:value-type="float" office:value="7">
            <text:p>7</text:p>
          </table:table-cell>
          <table:table-cell office:value-type="string">
            <text:p>shen</text:p>
          </table:table-cell>
          <table:table-cell office:value-type="string">
            <text:p>shēn</text:p>
          </table:table-cell>
          <table:table-cell office:value-type="string">
            <text:p>body</text:p>
          </table:table-cell>
          <table:table-cell table:number-columns-repeated="3"/>
          <table:table-cell office:value-type="string">
            <text:p>躬,躲,軀</text:p>
          </table:table-cell>
          <table:table-cell office:value-type="string">
            <text:p>thân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車 车 ⻋</text:p>
          </table:table-cell>
          <table:table-cell office:value-type="float" office:value="7">
            <text:p>7</text:p>
          </table:table-cell>
          <table:table-cell office:value-type="string">
            <text:p>che</text:p>
          </table:table-cell>
          <table:table-cell office:value-type="string">
            <text:p>chē</text:p>
          </table:table-cell>
          <table:table-cell office:value-type="string">
            <text:p>cart</text:p>
          </table:table-cell>
          <table:table-cell/>
          <table:table-cell office:value-type="string">
            <text:p>Kutsche</text:p>
          </table:table-cell>
          <table:table-cell/>
          <table:table-cell office:value-type="string">
            <text:p>軌,軟,較,軍,載</text:p>
          </table:table-cell>
          <table:table-cell office:value-type="string">
            <text:p>xa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辛</text:p>
          </table:table-cell>
          <table:table-cell office:value-type="float" office:value="7">
            <text:p>7</text:p>
          </table:table-cell>
          <table:table-cell office:value-type="string">
            <text:p>xin</text:p>
          </table:table-cell>
          <table:table-cell office:value-type="string">
            <text:p>xīn</text:p>
          </table:table-cell>
          <table:table-cell office:value-type="string">
            <text:p>bitter</text:p>
          </table:table-cell>
          <table:table-cell table:number-columns-repeated="3"/>
          <table:table-cell office:value-type="string">
            <text:p>辜,辟,辣,辦,辨</text:p>
          </table:table-cell>
          <table:table-cell office:value-type="string">
            <text:p>tân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辰</text:p>
          </table:table-cell>
          <table:table-cell office:value-type="float" office:value="7">
            <text:p>7</text:p>
          </table:table-cell>
          <table:table-cell office:value-type="string">
            <text:p>chen</text:p>
          </table:table-cell>
          <table:table-cell office:value-type="string">
            <text:p>chén</text:p>
          </table:table-cell>
          <table:table-cell office:value-type="string">
            <text:p>morning</text:p>
          </table:table-cell>
          <table:table-cell/>
          <table:table-cell office:value-type="string">
            <text:p>gen ian chen ♀sankt</text:p>
          </table:table-cell>
          <table:table-cell office:value-type="string">
            <text:p>𓋹</text:p>
          </table:table-cell>
          <table:table-cell office:value-type="string">
            <text:p>辱,農, 長 (镸) cháng = lang</text:p>
          </table:table-cell>
          <table:table-cell office:value-type="string">
            <text:p>thần/thìn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辵 (辶,⻌,⻍)</text:p>
          </table:table-cell>
          <table:table-cell office:value-type="float" office:value="7">
            <text:p>7</text:p>
          </table:table-cell>
          <table:table-cell office:value-type="string">
            <text:p>chuo</text:p>
          </table:table-cell>
          <table:table-cell office:value-type="string">
            <text:p>chuò / zouzhi</text:p>
          </table:table-cell>
          <table:table-cell office:value-type="string">
            <text:p>walk</text:p>
          </table:table-cell>
          <table:table-cell/>
          <table:table-cell office:value-type="string">
            <text:p>正 zhēng upright ⻌⻍⻎</text:p>
          </table:table-cell>
          <table:table-cell/>
          <table:table-cell office:value-type="string">
            <text:p>巡,迎,通,追,逃,辶,迎,進</text:p>
          </table:table-cell>
          <table:table-cell office:value-type="string">
            <text:p>sước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邑 (阝,⻏,⻖)</text:p>
          </table:table-cell>
          <table:table-cell office:value-type="float" office:value="7">
            <text:p>7</text:p>
          </table:table-cell>
          <table:table-cell office:value-type="string">
            <text:p>yi</text:p>
          </table:table-cell>
          <table:table-cell office:value-type="string">
            <text:p>yì</text:p>
          </table:table-cell>
          <table:table-cell office:value-type="string">
            <text:p>city</text:p>
          </table:table-cell>
          <table:table-cell/>
          <table:table-cell office:value-type="string">
            <text:p>sit 阝= city 𓊨 𓆄𓊖 阜170 巴+口=邑</text:p>
          </table:table-cell>
          <table:table-cell office:value-type="string">
            <text:p>𓊨𓇌 </text:p>
          </table:table-cell>
          <table:table-cell office:value-type="string">
            <text:p>那,邦,郎,部,郭,都,鄉</text:p>
          </table:table-cell>
          <table:table-cell office:value-type="string">
            <text:p>ấp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酉</text:p>
          </table:table-cell>
          <table:table-cell office:value-type="float" office:value="7">
            <text:p>7</text:p>
          </table:table-cell>
          <table:table-cell office:value-type="string">
            <text:p>you</text:p>
          </table:table-cell>
          <table:table-cell office:value-type="string">
            <text:p>yǒu</text:p>
          </table:table-cell>
          <table:table-cell office:value-type="string">
            <text:p>wine</text:p>
          </table:table-cell>
          <table:table-cell/>
          <table:table-cell office:value-type="string">
            <text:p>juice vs west 西</text:p>
          </table:table-cell>
          <table:table-cell/>
          <table:table-cell office:value-type="string">
            <text:p>醉,酱,油,醒,酸</text:p>
          </table:table-cell>
          <table:table-cell office:value-type="string">
            <text:p>dậu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釆</text:p>
          </table:table-cell>
          <table:table-cell office:value-type="float" office:value="7">
            <text:p>7</text:p>
          </table:table-cell>
          <table:table-cell office:value-type="string">
            <text:p>bian</text:p>
          </table:table-cell>
          <table:table-cell office:value-type="string">
            <text:p>biàn</text:p>
          </table:table-cell>
          <table:table-cell office:value-type="string">
            <text:p>distinguish</text:p>
          </table:table-cell>
          <table:table-cell/>
          <table:table-cell office:value-type="string">
            <text:p>bien bi*/2</text:p>
          </table:table-cell>
          <table:table-cell/>
          <table:table-cell office:value-type="string">
            <text:p>釉,釋</text:p>
          </table:table-cell>
          <table:table-cell office:value-type="string">
            <text:p>biện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里</text:p>
          </table:table-cell>
          <table:table-cell office:value-type="float" office:value="7">
            <text:p>7</text:p>
          </table:table-cell>
          <table:table-cell office:value-type="string">
            <text:p>li</text:p>
          </table:table-cell>
          <table:table-cell office:value-type="string">
            <text:p>lǐ</text:p>
          </table:table-cell>
          <table:table-cell office:value-type="string">
            <text:p>village</text:p>
          </table:table-cell>
          <table:table-cell table:number-columns-repeated="3"/>
          <table:table-cell office:value-type="string">
            <text:p>野,野</text:p>
          </table:table-cell>
          <table:table-cell office:value-type="string">
            <text:p>lý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金 (釒⻐)</text:p>
          </table:table-cell>
          <table:table-cell office:value-type="float" office:value="8">
            <text:p>8</text:p>
          </table:table-cell>
          <table:table-cell office:value-type="string">
            <text:p>jin</text:p>
          </table:table-cell>
          <table:table-cell office:value-type="string">
            <text:p>jīn</text:p>
          </table:table-cell>
          <table:table-cell office:value-type="string">
            <text:p>gold</text:p>
          </table:table-cell>
          <table:table-cell/>
          <table:table-cell office:value-type="string">
            <text:p>shine sun 𓇳 vs sin ☽</text:p>
          </table:table-cell>
          <table:table-cell office:value-type="string">
            <text:p>𓇳</text:p>
          </table:table-cell>
          <table:table-cell office:value-type="string">
            <text:p>銀,銅,釘,銳,鋞,鋙,鉒,鉍,鉗,鈡,鈠</text:p>
          </table:table-cell>
          <table:table-cell office:value-type="string">
            <text:p>kim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長 (镸⻑⻒)长</text:p>
          </table:table-cell>
          <table:table-cell office:value-type="float" office:value="8">
            <text:p>8</text:p>
          </table:table-cell>
          <table:table-cell office:value-type="string">
            <text:p>chang</text:p>
          </table:table-cell>
          <table:table-cell office:value-type="string">
            <text:p>cháng</text:p>
          </table:table-cell>
          <table:table-cell office:value-type="string">
            <text:p>long / king</text:p>
          </table:table-cell>
          <table:table-cell/>
          <table:table-cell office:value-type="string">
            <text:p>长⻓ [長] zhang</text:p>
          </table:table-cell>
          <table:table-cell/>
          <table:table-cell office:value-type="string">
            <text:p>镸,镽</text:p>
          </table:table-cell>
          <table:table-cell office:value-type="string">
            <text:p>trường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門 (门⻔)</text:p>
          </table:table-cell>
          <table:table-cell office:value-type="float" office:value="8">
            <text:p>8</text:p>
          </table:table-cell>
          <table:table-cell office:value-type="string">
            <text:p>men</text:p>
          </table:table-cell>
          <table:table-cell office:value-type="string">
            <text:p>mén</text:p>
          </table:table-cell>
          <table:table-cell office:value-type="string">
            <text:p>gate</text:p>
          </table:table-cell>
          <table:table-cell/>
          <table:table-cell office:value-type="string">
            <text:p>man </text:p>
          </table:table-cell>
          <table:table-cell/>
          <table:table-cell office:value-type="string">
            <text:p>间,間,閑,關,闘,閉,開,閏,間,關</text:p>
          </table:table-cell>
          <table:table-cell office:value-type="string">
            <text:p>môn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阜 (阝⻕⻖)</text:p>
          </table:table-cell>
          <table:table-cell office:value-type="float" office:value="8">
            <text:p>8</text:p>
          </table:table-cell>
          <table:table-cell office:value-type="string">
            <text:p>fu</text:p>
          </table:table-cell>
          <table:table-cell office:value-type="string">
            <text:p>fù</text:p>
          </table:table-cell>
          <table:table-cell office:value-type="string">
            <text:p>mound</text:p>
          </table:table-cell>
          <table:table-cell/>
          <table:table-cell office:value-type="string">
            <text:p>burg bau 巴+口=邑163 </text:p>
          </table:table-cell>
          <table:table-cell/>
          <table:table-cell office:value-type="string">
            <text:p>阪,防,阻,陆,陘,院,险,陳</text:p>
          </table:table-cell>
          <table:table-cell office:value-type="string">
            <text:p>phụ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隶</text:p>
          </table:table-cell>
          <table:table-cell office:value-type="float" office:value="8">
            <text:p>8</text:p>
          </table:table-cell>
          <table:table-cell office:value-type="string">
            <text:p>li</text:p>
          </table:table-cell>
          <table:table-cell office:value-type="string">
            <text:p>lì</text:p>
          </table:table-cell>
          <table:table-cell office:value-type="string">
            <text:p>slav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隸,隺</text:p>
          </table:table-cell>
          <table:table-cell office:value-type="string">
            <text:p>lệ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隹</text:p>
          </table:table-cell>
          <table:table-cell office:value-type="float" office:value="8">
            <text:p>8</text:p>
          </table:table-cell>
          <table:table-cell office:value-type="string">
            <text:p>zhui cui</text:p>
          </table:table-cell>
          <table:table-cell office:value-type="string">
            <text:p>zhuī</text:p>
          </table:table-cell>
          <table:table-cell office:value-type="string">
            <text:p>short-tailed bird</text:p>
          </table:table-cell>
          <table:table-cell office:value-type="string">
            <text:p>cui wei</text:p>
          </table:table-cell>
          <table:table-cell office:value-type="string">
            <text:p>Kücken!</text:p>
          </table:table-cell>
          <table:table-cell/>
          <table:table-cell office:value-type="string">
            <text:p>雀,集,雁,难,雀,雅</text:p>
          </table:table-cell>
          <table:table-cell office:value-type="string">
            <text:p>chuy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雨 ⻗</text:p>
          </table:table-cell>
          <table:table-cell office:value-type="float" office:value="8">
            <text:p>8</text:p>
          </table:table-cell>
          <table:table-cell office:value-type="string">
            <text:p>yu</text:p>
          </table:table-cell>
          <table:table-cell office:value-type="string">
            <text:p>yǔ</text:p>
          </table:table-cell>
          <table:table-cell office:value-type="string">
            <text:p>rain</text:p>
          </table:table-cell>
          <table:table-cell office:value-type="float" office:value="0">
            <text:p>0</text:p>
          </table:table-cell>
          <table:table-cell office:value-type="string">
            <text:p>雨~羽 yǔ:♀ Yǔans tear</text:p>
          </table:table-cell>
          <table:table-cell/>
          <table:table-cell office:value-type="string">
            <text:p>雾,霜,雪,霸,雲,霧,淋lin</text:p>
          </table:table-cell>
          <table:table-cell office:value-type="string">
            <text:p>vũ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青 (靑)</text:p>
          </table:table-cell>
          <table:table-cell office:value-type="float" office:value="8">
            <text:p>8</text:p>
          </table:table-cell>
          <table:table-cell office:value-type="string">
            <text:p>qing</text:p>
          </table:table-cell>
          <table:table-cell office:value-type="string">
            <text:p>qīng</text:p>
          </table:table-cell>
          <table:table-cell office:value-type="string">
            <text:p>blue</text:p>
          </table:table-cell>
          <table:table-cell table:number-columns-repeated="2" office:value-type="string">
            <text:p>!</text:p>
          </table:table-cell>
          <table:table-cell/>
          <table:table-cell office:value-type="string">
            <text:p>靕,靖,靜</text:p>
          </table:table-cell>
          <table:table-cell office:value-type="string">
            <text:p>thanh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非</text:p>
          </table:table-cell>
          <table:table-cell office:value-type="float" office:value="8">
            <text:p>8</text:p>
          </table:table-cell>
          <table:table-cell office:value-type="string">
            <text:p>feilsch</text:p>
          </table:table-cell>
          <table:table-cell office:value-type="string">
            <text:p>fēi</text:p>
          </table:table-cell>
          <table:table-cell office:value-type="string">
            <text:p>wrong</text:p>
          </table:table-cell>
          <table:table-cell/>
          <table:table-cell office:value-type="string">
            <text:p>falsch</text:p>
          </table:table-cell>
          <table:table-cell/>
          <table:table-cell office:value-type="string">
            <text:p>靠,靠,靟 韭jiǔ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面 (靣)</text:p>
          </table:table-cell>
          <table:table-cell office:value-type="float" office:value="9">
            <text:p>9</text:p>
          </table:table-cell>
          <table:table-cell office:value-type="string">
            <text:p>mian</text:p>
          </table:table-cell>
          <table:table-cell office:value-type="string">
            <text:p>miàn</text:p>
          </table:table-cell>
          <table:table-cell office:value-type="string">
            <text:p>face</text:p>
          </table:table-cell>
          <table:table-cell table:number-columns-repeated="3"/>
          <table:table-cell office:value-type="string">
            <text:p>靦,靨</text:p>
          </table:table-cell>
          <table:table-cell office:value-type="string">
            <text:p>diện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革</text:p>
          </table:table-cell>
          <table:table-cell office:value-type="float" office:value="9">
            <text:p>9</text:p>
          </table:table-cell>
          <table:table-cell office:value-type="string">
            <text:p>ge</text:p>
          </table:table-cell>
          <table:table-cell office:value-type="string">
            <text:p>gé</text:p>
          </table:table-cell>
          <table:table-cell office:value-type="string">
            <text:p>leather</text:p>
          </table:table-cell>
          <table:table-cell/>
          <table:table-cell office:value-type="string">
            <text:p>leger leγer leδer leather</text:p>
          </table:table-cell>
          <table:table-cell/>
          <table:table-cell office:value-type="string">
            <text:p>靴,鞍,鞅,鞍,鞭</text:p>
          </table:table-cell>
          <table:table-cell office:value-type="string">
            <text:p>cách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韋 韦 ⻙</text:p>
          </table:table-cell>
          <table:table-cell office:value-type="float" office:value="9">
            <text:p>9</text:p>
          </table:table-cell>
          <table:table-cell office:value-type="string">
            <text:p>wei</text:p>
          </table:table-cell>
          <table:table-cell office:value-type="string">
            <text:p>wéi</text:p>
          </table:table-cell>
          <table:table-cell office:value-type="string">
            <text:p>tanned leather</text:p>
          </table:table-cell>
          <table:table-cell table:number-columns-repeated="3"/>
          <table:table-cell office:value-type="string">
            <text:p>韋,韓,韜</text:p>
          </table:table-cell>
          <table:table-cell office:value-type="string">
            <text:p>vi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韭</text:p>
          </table:table-cell>
          <table:table-cell office:value-type="float" office:value="9">
            <text:p>9</text:p>
          </table:table-cell>
          <table:table-cell office:value-type="string">
            <text:p>jiu</text:p>
          </table:table-cell>
          <table:table-cell office:value-type="string">
            <text:p>jiǔ</text:p>
          </table:table-cell>
          <table:table-cell office:value-type="string">
            <text:p>leek</text:p>
          </table:table-cell>
          <table:table-cell table:number-columns-repeated="3"/>
          <table:table-cell office:value-type="string">
            <text:p>韱,韲</text:p>
          </table:table-cell>
          <table:table-cell office:value-type="string">
            <text:p>cửu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音</text:p>
          </table:table-cell>
          <table:table-cell office:value-type="float" office:value="9">
            <text:p>9</text:p>
          </table:table-cell>
          <table:table-cell office:value-type="string">
            <text:p>yin</text:p>
          </table:table-cell>
          <table:table-cell office:value-type="string">
            <text:p>yīn</text:p>
          </table:table-cell>
          <table:table-cell office:value-type="string">
            <text:p>sound</text:p>
          </table:table-cell>
          <table:table-cell table:number-columns-repeated="3"/>
          <table:table-cell office:value-type="string">
            <text:p>韶,韻,韾</text:p>
          </table:table-cell>
          <table:table-cell office:value-type="string">
            <text:p>âm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頁 页 ⻚</text:p>
          </table:table-cell>
          <table:table-cell office:value-type="float" office:value="9">
            <text:p>9</text:p>
          </table:table-cell>
          <table:table-cell office:value-type="string">
            <text:p>ye</text:p>
          </table:table-cell>
          <table:table-cell office:value-type="string">
            <text:p>yè</text:p>
          </table:table-cell>
          <table:table-cell office:value-type="string">
            <text:p>leaf</text:p>
          </table:table-cell>
          <table:table-cell table:number-columns-repeated="3"/>
          <table:table-cell office:value-type="string">
            <text:p>頃,項,順,須,領,頭,頩,頂</text:p>
          </table:table-cell>
          <table:table-cell office:value-type="string">
            <text:p>hiệt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風 风 𠘨 ⻛</text:p>
          </table:table-cell>
          <table:table-cell office:value-type="float" office:value="9">
            <text:p>9</text:p>
          </table:table-cell>
          <table:table-cell office:value-type="string">
            <text:p>feng</text:p>
          </table:table-cell>
          <table:table-cell office:value-type="string">
            <text:p>fēng</text:p>
          </table:table-cell>
          <table:table-cell office:value-type="string">
            <text:p>wind</text:p>
          </table:table-cell>
          <table:table-cell table:number-columns-repeated="3"/>
          <table:table-cell office:value-type="string">
            <text:p>颱,飄,颿,颩,颪</text:p>
          </table:table-cell>
          <table:table-cell office:value-type="string">
            <text:p>phong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飛 飞 ⻜</text:p>
          </table:table-cell>
          <table:table-cell office:value-type="float" office:value="9">
            <text:p>9</text:p>
          </table:table-cell>
          <table:table-cell office:value-type="string">
            <text:p>fei</text:p>
          </table:table-cell>
          <table:table-cell office:value-type="string">
            <text:p>fēi</text:p>
          </table:table-cell>
          <table:table-cell office:value-type="string">
            <text:p>fly</text:p>
          </table:table-cell>
          <table:table-cell table:number-columns-repeated="3"/>
          <table:table-cell office:value-type="string">
            <text:p>飜,飝</text:p>
          </table:table-cell>
          <table:table-cell office:value-type="string">
            <text:p>phi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食飠饣⻝⻞⻠⻟</text:p>
          </table:table-cell>
          <table:table-cell office:value-type="float" office:value="9">
            <text:p>9</text:p>
          </table:table-cell>
          <table:table-cell office:value-type="string">
            <text:p>shi</text:p>
          </table:table-cell>
          <table:table-cell office:value-type="string">
            <text:p>shí</text:p>
          </table:table-cell>
          <table:table-cell office:value-type="string">
            <text:p>eat</text:p>
          </table:table-cell>
          <table:table-cell table:number-columns-repeated="3"/>
          <table:table-cell office:value-type="string">
            <text:p>飯,飲,餓,餘,餐,養</text:p>
          </table:table-cell>
          <table:table-cell office:value-type="string">
            <text:p>thực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首</text:p>
          </table:table-cell>
          <table:table-cell office:value-type="float" office:value="9">
            <text:p>9</text:p>
          </table:table-cell>
          <table:table-cell office:value-type="string">
            <text:p>shou</text:p>
          </table:table-cell>
          <table:table-cell office:value-type="string">
            <text:p>shǒu</text:p>
          </table:table-cell>
          <table:table-cell office:value-type="string">
            <text:p>head</text:p>
          </table:table-cell>
          <table:table-cell table:number-columns-repeated="3"/>
          <table:table-cell office:value-type="string">
            <text:p>馗,馘</text:p>
          </table:table-cell>
          <table:table-cell office:value-type="string">
            <text:p>thủ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香</text:p>
          </table:table-cell>
          <table:table-cell office:value-type="float" office:value="9">
            <text:p>9</text:p>
          </table:table-cell>
          <table:table-cell office:value-type="string">
            <text:p>xiang</text:p>
          </table:table-cell>
          <table:table-cell office:value-type="string">
            <text:p>xiāng</text:p>
          </table:table-cell>
          <table:table-cell office:value-type="string">
            <text:p>fragrant</text:p>
          </table:table-cell>
          <table:table-cell table:number-columns-repeated="3"/>
          <table:table-cell office:value-type="string">
            <text:p>馨,馫</text:p>
          </table:table-cell>
          <table:table-cell office:value-type="string">
            <text:p>hương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馬 (马⻢)</text:p>
          </table:table-cell>
          <table:table-cell office:value-type="float" office:value="10">
            <text:p>10</text:p>
          </table:table-cell>
          <table:table-cell office:value-type="string">
            <text:p>ma </text:p>
          </table:table-cell>
          <table:table-cell office:value-type="string">
            <text:p>mǎ</text:p>
          </table:table-cell>
          <table:table-cell office:value-type="string">
            <text:p>horse</text:p>
          </table:table-cell>
          <table:table-cell table:number-columns-repeated="3"/>
          <table:table-cell office:value-type="string">
            <text:p>馮,馴,馳,駐,驚</text:p>
          </table:table-cell>
          <table:table-cell office:value-type="string">
            <text:p>mã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骨</text:p>
          </table:table-cell>
          <table:table-cell office:value-type="float" office:value="10">
            <text:p>10</text:p>
          </table:table-cell>
          <table:table-cell office:value-type="string">
            <text:p>gu</text:p>
          </table:table-cell>
          <table:table-cell office:value-type="string">
            <text:p>gǔ</text:p>
          </table:table-cell>
          <table:table-cell office:value-type="string">
            <text:p>bone</text:p>
          </table:table-cell>
          <table:table-cell/>
          <table:table-cell office:value-type="string">
            <text:p>gou = dog</text:p>
          </table:table-cell>
          <table:table-cell/>
          <table:table-cell office:value-type="string">
            <text:p>骼,髒,髀,骿,骾</text:p>
          </table:table-cell>
          <table:table-cell office:value-type="string">
            <text:p>cốt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高 (髙)</text:p>
          </table:table-cell>
          <table:table-cell office:value-type="float" office:value="10">
            <text:p>10</text:p>
          </table:table-cell>
          <table:table-cell office:value-type="string">
            <text:p>gaoss</text:p>
          </table:table-cell>
          <table:table-cell office:value-type="string">
            <text:p>gāo</text:p>
          </table:table-cell>
          <table:table-cell office:value-type="string">
            <text:p>tall</text:p>
          </table:table-cell>
          <table:table-cell/>
          <table:table-cell office:value-type="string">
            <text:p>groß great</text:p>
          </table:table-cell>
          <table:table-cell/>
          <table:table-cell office:value-type="string">
            <text:p>髚,髛</text:p>
          </table:table-cell>
          <table:table-cell office:value-type="string">
            <text:p>cao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髟</text:p>
          </table:table-cell>
          <table:table-cell office:value-type="float" office:value="10">
            <text:p>10</text:p>
          </table:table-cell>
          <table:table-cell office:value-type="string">
            <text:p>biao</text:p>
          </table:table-cell>
          <table:table-cell office:value-type="string">
            <text:p>biāo</text:p>
          </table:table-cell>
          <table:table-cell office:value-type="string">
            <text:p>hair</text:p>
          </table:table-cell>
          <table:table-cell table:number-columns-repeated="3"/>
          <table:table-cell office:value-type="string">
            <text:p>髮,鬚,鬆,鬍,髦</text:p>
          </table:table-cell>
          <table:table-cell office:value-type="string">
            <text:p>bưu/tiêu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鬥 (斗)</text:p>
          </table:table-cell>
          <table:table-cell office:value-type="float" office:value="10">
            <text:p>10</text:p>
          </table:table-cell>
          <table:table-cell office:value-type="string">
            <text:p>dou</text:p>
          </table:table-cell>
          <table:table-cell office:value-type="string">
            <text:p>dòu</text:p>
          </table:table-cell>
          <table:table-cell office:value-type="string">
            <text:p>fight</text:p>
          </table:table-cell>
          <table:table-cell/>
          <table:table-cell office:value-type="string">
            <text:p>duell &lt;&gt; 斗 dou</text:p>
          </table:table-cell>
          <table:table-cell/>
          <table:table-cell office:value-type="string">
            <text:p>鬧,鬪</text:p>
          </table:table-cell>
          <table:table-cell office:value-type="string">
            <text:p>đấu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鬯</text:p>
          </table:table-cell>
          <table:table-cell office:value-type="float" office:value="10">
            <text:p>10</text:p>
          </table:table-cell>
          <table:table-cell office:value-type="string">
            <text:p>chang</text:p>
          </table:table-cell>
          <table:table-cell office:value-type="string">
            <text:p>chàng</text:p>
          </table:table-cell>
          <table:table-cell office:value-type="string">
            <text:p>sacrificial wine</text:p>
          </table:table-cell>
          <table:table-cell table:number-columns-repeated="3"/>
          <table:table-cell office:value-type="string">
            <text:p>鬰,鬱</text:p>
          </table:table-cell>
          <table:table-cell office:value-type="string">
            <text:p>sưởng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鬲</text:p>
          </table:table-cell>
          <table:table-cell office:value-type="float" office:value="10">
            <text:p>10</text:p>
          </table:table-cell>
          <table:table-cell office:value-type="string">
            <text:p>lid</text:p>
          </table:table-cell>
          <table:table-cell office:value-type="string">
            <text:p>lì</text:p>
          </table:table-cell>
          <table:table-cell office:value-type="string">
            <text:p>cauldron</text:p>
          </table:table-cell>
          <table:table-cell table:number-columns-repeated="3"/>
          <table:table-cell office:value-type="string">
            <text:p>鬶,鬷,鬸</text:p>
          </table:table-cell>
          <table:table-cell office:value-type="string">
            <text:p>cách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鬼</text:p>
          </table:table-cell>
          <table:table-cell office:value-type="float" office:value="10">
            <text:p>10</text:p>
          </table:table-cell>
          <table:table-cell office:value-type="string">
            <text:p>guist</text:p>
          </table:table-cell>
          <table:table-cell office:value-type="string">
            <text:p>guǐ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魂,魁,鬽,魄</text:p>
          </table:table-cell>
          <table:table-cell office:value-type="string">
            <text:p>quỷ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魚 鱼 ⻥</text:p>
          </table:table-cell>
          <table:table-cell office:value-type="float" office:value="11">
            <text:p>11</text:p>
          </table:table-cell>
          <table:table-cell office:value-type="string">
            <text:p>yu</text:p>
          </table:table-cell>
          <table:table-cell office:value-type="string">
            <text:p>yú</text:p>
          </table:table-cell>
          <table:table-cell office:value-type="string">
            <text:p>fish</text:p>
          </table:table-cell>
          <table:table-cell table:number-columns-repeated="3"/>
          <table:table-cell office:value-type="string">
            <text:p>鯉,鮑,魛,魜,魝,魞,魟,魠</text:p>
          </table:table-cell>
          <table:table-cell office:value-type="string">
            <text:p>ngư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鳥 鸟 ⻦</text:p>
          </table:table-cell>
          <table:table-cell office:value-type="float" office:value="11">
            <text:p>11</text:p>
          </table:table-cell>
          <table:table-cell office:value-type="string">
            <text:p>niao</text:p>
          </table:table-cell>
          <table:table-cell office:value-type="string">
            <text:p>niǎo</text:p>
          </table:table-cell>
          <table:table-cell office:value-type="string">
            <text:p>bird</text:p>
          </table:table-cell>
          <table:table-cell/>
          <table:table-cell office:value-type="string">
            <text:p>wu= black crow 乌烏</text:p>
          </table:table-cell>
          <table:table-cell/>
          <table:table-cell office:value-type="string">
            <text:p>鳫,鳮,鳱,鳳,鳴,鳿,雞,鳴,鴻,鴛 尤里乌斯=yuliwusi Julius</text:p>
          </table:table-cell>
          <table:table-cell office:value-type="string">
            <text:p>điểu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鹵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  <table:table-cell office:value-type="string">
            <text:p>lǔ</text:p>
          </table:table-cell>
          <table:table-cell office:value-type="string">
            <text:p>salt</text:p>
          </table:table-cell>
          <table:table-cell/>
          <table:table-cell office:value-type="string">
            <text:p>halu saline</text:p>
          </table:table-cell>
          <table:table-cell/>
          <table:table-cell office:value-type="string">
            <text:p>鹹,鹼,鹽</text:p>
          </table:table-cell>
          <table:table-cell office:value-type="string">
            <text:p>lỗ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鹿</text:p>
          </table:table-cell>
          <table:table-cell office:value-type="float" office:value="11">
            <text:p>11</text:p>
          </table:table-cell>
          <table:table-cell office:value-type="string">
            <text:p>lu</text:p>
          </table:table-cell>
          <table:table-cell office:value-type="string">
            <text:p>lù</text:p>
          </table:table-cell>
          <table:table-cell office:value-type="string">
            <text:p>deer</text:p>
          </table:table-cell>
          <table:table-cell table:number-columns-repeated="3"/>
          <table:table-cell office:value-type="string">
            <text:p>塵,麃,麋,麉,麟</text:p>
          </table:table-cell>
          <table:table-cell office:value-type="string">
            <text:p>lộc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麥 麦</text:p>
          </table:table-cell>
          <table:table-cell office:value-type="float" office:value="11">
            <text:p>11</text:p>
          </table:table-cell>
          <table:table-cell office:value-type="string">
            <text:p>mais</text:p>
          </table:table-cell>
          <table:table-cell office:value-type="string">
            <text:p>mài</text:p>
          </table:table-cell>
          <table:table-cell office:value-type="string">
            <text:p>wheat</text:p>
          </table:table-cell>
          <table:table-cell/>
          <table:table-cell office:value-type="string">
            <text:p>maise</text:p>
          </table:table-cell>
          <table:table-cell/>
          <table:table-cell office:value-type="string">
            <text:p>麴,麵,麱,麨,麺</text:p>
          </table:table-cell>
          <table:table-cell office:value-type="string">
            <text:p>mạch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麻</text:p>
          </table:table-cell>
          <table:table-cell office:value-type="float" office:value="11">
            <text:p>11</text:p>
          </table:table-cell>
          <table:table-cell office:value-type="string">
            <text:p>ma </text:p>
          </table:table-cell>
          <table:table-cell office:value-type="string">
            <text:p>má</text:p>
          </table:table-cell>
          <table:table-cell office:value-type="string">
            <text:p>hemp</text:p>
          </table:table-cell>
          <table:table-cell/>
          <table:table-cell office:value-type="string">
            <text:p>marijuana 木 merry jane</text:p>
          </table:table-cell>
          <table:table-cell/>
          <table:table-cell office:value-type="string">
            <text:p>麼,魔</text:p>
          </table:table-cell>
          <table:table-cell office:value-type="string">
            <text:p>ma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黃</text:p>
          </table:table-cell>
          <table:table-cell office:value-type="float" office:value="12">
            <text:p>12</text:p>
          </table:table-cell>
          <table:table-cell office:value-type="string">
            <text:p>huáng</text:p>
          </table:table-cell>
          <table:table-cell office:value-type="string">
            <text:p>huáng</text:p>
          </table:table-cell>
          <table:table-cell office:value-type="string">
            <text:p>yellow</text:p>
          </table:table-cell>
          <table:table-cell table:number-columns-repeated="3"/>
          <table:table-cell office:value-type="string">
            <text:p>黊,黌</text:p>
          </table:table-cell>
          <table:table-cell office:value-type="string">
            <text:p>hoàng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黍</text:p>
          </table:table-cell>
          <table:table-cell office:value-type="float" office:value="12">
            <text:p>12</text:p>
          </table:table-cell>
          <table:table-cell office:value-type="string">
            <text:p>shu </text:p>
          </table:table-cell>
          <table:table-cell office:value-type="string">
            <text:p>shǔ</text:p>
          </table:table-cell>
          <table:table-cell office:value-type="string">
            <text:p>millet</text:p>
          </table:table-cell>
          <table:table-cell table:number-columns-repeated="3"/>
          <table:table-cell office:value-type="string">
            <text:p>黏,黎</text:p>
          </table:table-cell>
          <table:table-cell office:value-type="string">
            <text:p>thử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黑</text:p>
          </table:table-cell>
          <table:table-cell office:value-type="float" office:value="12">
            <text:p>12</text:p>
          </table:table-cell>
          <table:table-cell office:value-type="string">
            <text:p>hei</text:p>
          </table:table-cell>
          <table:table-cell office:value-type="string">
            <text:p>hēi</text:p>
          </table:table-cell>
          <table:table-cell office:value-type="string">
            <text:p>black</text:p>
          </table:table-cell>
          <table:table-cell office:value-type="string">
            <text:p>!!!</text:p>
          </table:table-cell>
          <table:table-cell table:number-columns-repeated="2"/>
          <table:table-cell office:value-type="string">
            <text:p>點,黛,黱,黨</text:p>
          </table:table-cell>
          <table:table-cell office:value-type="string">
            <text:p>hắc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黹</text:p>
          </table:table-cell>
          <table:table-cell office:value-type="float" office:value="12">
            <text:p>12</text:p>
          </table:table-cell>
          <table:table-cell office:value-type="string">
            <text:p>zhǐ</text:p>
          </table:table-cell>
          <table:table-cell office:value-type="string">
            <text:p>zhǐ</text:p>
          </table:table-cell>
          <table:table-cell office:value-type="string">
            <text:p>embroidery</text:p>
          </table:table-cell>
          <table:table-cell table:number-columns-repeated="3"/>
          <table:table-cell office:value-type="string">
            <text:p>黼,黻</text:p>
          </table:table-cell>
          <table:table-cell office:value-type="string">
            <text:p>chỉ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黽 黾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mǐn</text:p>
          </table:table-cell>
          <table:table-cell office:value-type="string">
            <text:p>frog</text:p>
          </table:table-cell>
          <table:table-cell office:value-type="string">
            <text:p>!</text:p>
          </table:table-cell>
          <table:table-cell table:number-columns-repeated="2"/>
          <table:table-cell office:value-type="string">
            <text:p>鼈,黿,鼆</text:p>
          </table:table-cell>
          <table:table-cell office:value-type="string">
            <text:p>mãnh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鼎</text:p>
          </table:table-cell>
          <table:table-cell office:value-type="float" office:value="13">
            <text:p>13</text:p>
          </table:table-cell>
          <table:table-cell office:value-type="string">
            <text:p>dǐng</text:p>
          </table:table-cell>
          <table:table-cell office:value-type="string">
            <text:p>dǐng</text:p>
          </table:table-cell>
          <table:table-cell office:value-type="string">
            <text:p>tripod</text:p>
          </table:table-cell>
          <table:table-cell office:value-type="string">
            <text:p>!</text:p>
          </table:table-cell>
          <table:table-cell table:number-columns-repeated="2"/>
          <table:table-cell office:value-type="string">
            <text:p>鼏,鼒</text:p>
          </table:table-cell>
          <table:table-cell office:value-type="string">
            <text:p>đỉnh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鼓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gǔ</text:p>
          </table:table-cell>
          <table:table-cell office:value-type="string">
            <text:p>drum</text:p>
          </table:table-cell>
          <table:table-cell table:number-columns-repeated="3"/>
          <table:table-cell office:value-type="string">
            <text:p>鼗,鼘</text:p>
          </table:table-cell>
          <table:table-cell office:value-type="string">
            <text:p>cổ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鼠 鼡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shǔ</text:p>
          </table:table-cell>
          <table:table-cell office:value-type="string">
            <text:p>rat</text:p>
          </table:table-cell>
          <table:table-cell table:number-columns-repeated="3"/>
          <table:table-cell office:value-type="string">
            <text:p>鼢,鼣,鼤</text:p>
          </table:table-cell>
          <table:table-cell office:value-type="string">
            <text:p>thử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鼻</text:p>
          </table:table-cell>
          <table:table-cell office:value-type="float" office:value="14">
            <text:p>14</text:p>
          </table:table-cell>
          <table:table-cell office:value-type="string">
            <text:p>bí</text:p>
          </table:table-cell>
          <table:table-cell office:value-type="string">
            <text:p>bí</text:p>
          </table:table-cell>
          <table:table-cell office:value-type="string">
            <text:p>nose</text:p>
          </table:table-cell>
          <table:table-cell office:value-type="string">
            <text:p>!</text:p>
          </table:table-cell>
          <table:table-cell table:number-columns-repeated="2"/>
          <table:table-cell office:value-type="string">
            <text:p>鼼,鼽,鼿</text:p>
          </table:table-cell>
          <table:table-cell office:value-type="string">
            <text:p>tị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齊 齐 </text:p>
          </table:table-cell>
          <table:table-cell office:value-type="float" office:value="14">
            <text:p>14</text:p>
          </table:table-cell>
          <table:table-cell office:value-type="string">
            <text:p>qí</text:p>
          </table:table-cell>
          <table:table-cell office:value-type="string">
            <text:p>qí</text:p>
          </table:table-cell>
          <table:table-cell office:value-type="string">
            <text:p>even</text:p>
          </table:table-cell>
          <table:table-cell office:value-type="float" office:value="0">
            <text:p>0</text:p>
          </table:table-cell>
          <table:table-cell office:value-type="string">
            <text:p>vs ji 奇 odd!</text:p>
          </table:table-cell>
          <table:table-cell/>
          <table:table-cell office:value-type="string">
            <text:p>齋,齏,齏</text:p>
          </table:table-cell>
          <table:table-cell office:value-type="string">
            <text:p>tề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齒 齿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chǐ</text:p>
          </table:table-cell>
          <table:table-cell office:value-type="string">
            <text:p>tooth</text:p>
          </table:table-cell>
          <table:table-cell/>
          <table:table-cell office:value-type="string">
            <text:p>δeꜩ dental teeth zahn</text:p>
          </table:table-cell>
          <table:table-cell/>
          <table:table-cell office:value-type="string">
            <text:p>齡,齠,齗</text:p>
          </table:table-cell>
          <table:table-cell office:value-type="string">
            <text:p>xỉ/sỉ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龍 龙</text:p>
          </table:table-cell>
          <table:table-cell office:value-type="float" office:value="16">
            <text:p>16</text:p>
          </table:table-cell>
          <table:table-cell office:value-type="string">
            <text:p>lóng</text:p>
          </table:table-cell>
          <table:table-cell office:value-type="string">
            <text:p>lóng</text:p>
          </table:table-cell>
          <table:table-cell office:value-type="string">
            <text:p>dragon</text:p>
          </table:table-cell>
          <table:table-cell table:number-columns-repeated="3"/>
          <table:table-cell office:value-type="string">
            <text:p>龖,龘</text:p>
          </table:table-cell>
          <table:table-cell office:value-type="string">
            <text:p>long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龜 龟 ⻳</text:p>
          </table:table-cell>
          <table:table-cell office:value-type="float" office:value="16">
            <text:p>16</text:p>
          </table:table-cell>
          <table:table-cell office:value-type="string">
            <text:p>guī</text:p>
          </table:table-cell>
          <table:table-cell office:value-type="string">
            <text:p>guī</text:p>
          </table:table-cell>
          <table:table-cell office:value-type="string">
            <text:p>turtle</text:p>
          </table:table-cell>
          <table:table-cell table:number-columns-repeated="3"/>
          <table:table-cell office:value-type="string">
            <text:p>龝</text:p>
          </table:table-cell>
          <table:table-cell office:value-type="string">
            <text:p>quy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龠</text:p>
          </table:table-cell>
          <table:table-cell office:value-type="float" office:value="17">
            <text:p>17</text:p>
          </table:table-cell>
          <table:table-cell office:value-type="string">
            <text:p>yuè</text:p>
          </table:table-cell>
          <table:table-cell office:value-type="string">
            <text:p>yuè</text:p>
          </table:table-cell>
          <table:table-cell office:value-type="string">
            <text:p>flute</text:p>
          </table:table-cell>
          <table:table-cell table:number-columns-repeated="3"/>
          <table:table-cell office:value-type="string">
            <text:p>龣,龤</text:p>
          </table:table-cell>
          <table:table-cell office:value-type="string">
            <text:p>dượ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9/20/2016</text:date>, <text:time>11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1:19:17</dc:date>
    <meta:document-statistic meta:table-count="1" meta:cell-count="2077" meta:object-count="0"/>
    <meta:generator>OpenOffice/4.1.2$Unix OpenOffice.org_project/412m3$Build-9782</meta:generator>
  </office:meta>
</office:document-meta>
</file>